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ummary" table:style-name="ta1">
        <table:table-column table:style-name="co1" table:number-columns-repeated="30" table:default-cell-style-name="Default"/>
        <table:table-row table:style-name="ro1">
          <table:table-cell office:value-type="string">
            <text:p># students</text:p>
          </table:table-cell>
          <table:table-cell table:formula="of:=[S13_570.B2]" office:value-type="float" office:value="20">
            <text:p>20</text:p>
          </table:table-cell>
          <table:table-cell table:formula="of:=[S13_476.B2]" office:value-type="float" office:value="16">
            <text:p>16</text:p>
          </table:table-cell>
          <table:table-cell table:formula="of:=[S13_480.B2]" office:value-type="float" office:value="18">
            <text:p>18</text:p>
          </table:table-cell>
          <table:table-cell table:formula="of:=[F12_480.B2]" office:value-type="float" office:value="26">
            <text:p>26</text:p>
          </table:table-cell>
          <table:table-cell table:formula="of:=[F12_376.B2]" office:value-type="float" office:value="21">
            <text:p>21</text:p>
          </table:table-cell>
          <table:table-cell table:formula="of:=[F12_375.B2]" office:value-type="float" office:value="25">
            <text:p>25</text:p>
          </table:table-cell>
          <table:table-cell table:formula="of:=[S12_480.B2]" office:value-type="float" office:value="22">
            <text:p>22</text:p>
          </table:table-cell>
          <table:table-cell table:formula="of:=[S12_476.B2]" office:value-type="float" office:value="19">
            <text:p>19</text:p>
          </table:table-cell>
          <table:table-cell table:formula="of:=[S12_370.B2]" office:value-type="float" office:value="38">
            <text:p>38</text:p>
          </table:table-cell>
          <table:table-cell table:formula="of:=[F11_480.B2]" office:value-type="float" office:value="9">
            <text:p>9</text:p>
          </table:table-cell>
          <table:table-cell table:formula="of:=[F11_376_1.B2]" office:value-type="float" office:value="24">
            <text:p>24</text:p>
          </table:table-cell>
          <table:table-cell table:formula="of:=[F11_376_2.B2]" office:value-type="float" office:value="14">
            <text:p>14</text:p>
          </table:table-cell>
          <table:table-cell table:formula="of:=[F11_375.B2]" office:value-type="float" office:value="20">
            <text:p>20</text:p>
          </table:table-cell>
          <table:table-cell table:formula="of:=[S11_370_3.B2]" office:value-type="float" office:value="27">
            <text:p>27</text:p>
          </table:table-cell>
          <table:table-cell table:formula="of:=[S11_476.B2]" office:value-type="float" office:value="16">
            <text:p>16</text:p>
          </table:table-cell>
          <table:table-cell table:formula="of:=[S11_480.B2]" office:value-type="float" office:value="29">
            <text:p>29</text:p>
          </table:table-cell>
          <table:table-cell table:formula="of:=[S11_370_2.B2]" office:value-type="float" office:value="28">
            <text:p>28</text:p>
          </table:table-cell>
          <table:table-cell table:formula="of:=[F10_376_2.B2]" office:value-type="float" office:value="10">
            <text:p>10</text:p>
          </table:table-cell>
          <table:table-cell table:formula="of:=[F10_376_1.B2]" office:value-type="float" office:value="22">
            <text:p>22</text:p>
          </table:table-cell>
          <table:table-cell table:formula="of:=[F10_480.B2]" office:value-type="float" office:value="32">
            <text:p>32</text:p>
          </table:table-cell>
          <table:table-cell table:formula="of:=[F10_375.B338]" office:value-type="float" office:value="11">
            <text:p>11</text:p>
          </table:table-cell>
          <table:table-cell table:formula="of:=[S10_370.B2]" office:value-type="float" office:value="50">
            <text:p>50</text:p>
          </table:table-cell>
          <table:table-cell table:formula="of:=[S10_476.B2]" office:value-type="float" office:value="19">
            <text:p>19</text:p>
          </table:table-cell>
          <table:table-cell table:formula="of:=[S10_375.B2]" office:value-type="float" office:value="29">
            <text:p>29</text:p>
          </table:table-cell>
          <table:table-cell table:formula="of:=[F09_480_1.B2]" office:value-type="float" office:value="22">
            <text:p>22</text:p>
          </table:table-cell>
          <table:table-cell table:formula="of:=[F09_480_2.B2]" office:value-type="float" office:value="8">
            <text:p>8</text:p>
          </table:table-cell>
          <table:table-cell table:formula="of:=[F09_376_1.B2]" office:value-type="float" office:value="21">
            <text:p>21</text:p>
          </table:table-cell>
          <table:table-cell table:formula="of:=[F09_376_2.B2]" office:value-type="float" office:value="19">
            <text:p>19</text:p>
          </table:table-cell>
          <table:table-cell table:formula="of:=SUM([.B1:.AC1])" office:value-type="float" office:value="615">
            <text:p>615</text:p>
          </table:table-cell>
        </table:table-row>
        <table:table-row table:style-name="ro1">
          <table:table-cell office:value-type="string">
            <text:p>Question</text:p>
          </table:table-cell>
          <table:table-cell table:formula="of:=[S13_570.B3]" office:value-type="string" office:string-value="Mean">
            <text:p>Mean</text:p>
          </table:table-cell>
          <table:table-cell table:formula="of:=[S13_476.B3]" office:value-type="string" office:string-value="Mean">
            <text:p>Mean</text:p>
          </table:table-cell>
          <table:table-cell table:formula="of:=[S13_480.B3]" office:value-type="string" office:string-value="Mean">
            <text:p>Mean</text:p>
          </table:table-cell>
          <table:table-cell table:formula="of:=[F12_480.B3]" office:value-type="string" office:string-value="Mean">
            <text:p>Mean</text:p>
          </table:table-cell>
          <table:table-cell table:formula="of:=[F12_376.B3]" office:value-type="string" office:string-value="Mean">
            <text:p>Mean</text:p>
          </table:table-cell>
          <table:table-cell table:formula="of:=[F12_375.B3]" office:value-type="string" office:string-value="Mean">
            <text:p>Mean</text:p>
          </table:table-cell>
          <table:table-cell table:formula="of:=[S12_480.B3]" office:value-type="string" office:string-value="Mean">
            <text:p>Mean</text:p>
          </table:table-cell>
          <table:table-cell table:formula="of:=[S12_476.B3]" office:value-type="string" office:string-value="Mean">
            <text:p>Mean</text:p>
          </table:table-cell>
          <table:table-cell table:formula="of:=[S12_370.B3]" office:value-type="string" office:string-value="Mean">
            <text:p>Mean</text:p>
          </table:table-cell>
          <table:table-cell table:formula="of:=[F11_480.B3]" office:value-type="string" office:string-value="Mean">
            <text:p>Mean</text:p>
          </table:table-cell>
          <table:table-cell table:formula="of:=[F11_376_1.B3]" office:value-type="string" office:string-value="Mean">
            <text:p>Mean</text:p>
          </table:table-cell>
          <table:table-cell table:formula="of:=[F11_376_2.B3]" office:value-type="string" office:string-value="Mean">
            <text:p>Mean</text:p>
          </table:table-cell>
          <table:table-cell table:formula="of:=[F11_375.B3]" office:value-type="string" office:string-value="Mean">
            <text:p>Mean</text:p>
          </table:table-cell>
          <table:table-cell table:formula="of:=[S11_370_3.B3]" office:value-type="string" office:string-value="Mean">
            <text:p>Mean</text:p>
          </table:table-cell>
          <table:table-cell table:formula="of:=[S11_476.B3]" office:value-type="string" office:string-value="Mean">
            <text:p>Mean</text:p>
          </table:table-cell>
          <table:table-cell table:formula="of:=[S11_480.B3]" office:value-type="string" office:string-value="Mean">
            <text:p>Mean</text:p>
          </table:table-cell>
          <table:table-cell table:formula="of:=[S11_370_2.B3]" office:value-type="string" office:string-value="Mean">
            <text:p>Mean</text:p>
          </table:table-cell>
          <table:table-cell table:formula="of:=[F10_376_2.B3]" office:value-type="float" office:value="0">
            <text:p>0</text:p>
          </table:table-cell>
          <table:table-cell table:formula="of:=[F10_376_1.B3]" office:value-type="float" office:value="0">
            <text:p>0</text:p>
          </table:table-cell>
          <table:table-cell table:formula="of:=[F10_480.B3]" office:value-type="float" office:value="0">
            <text:p>0</text:p>
          </table:table-cell>
          <table:table-cell table:formula="of:=[F10_375.B339]" office:value-type="float" office:value="0">
            <text:p>0</text:p>
          </table:table-cell>
          <table:table-cell table:formula="of:=[S10_370.B3]" office:value-type="string" office:string-value="Mean">
            <text:p>Mean</text:p>
          </table:table-cell>
          <table:table-cell table:formula="of:=[S10_476.B3]" office:value-type="string" office:string-value="Mean">
            <text:p>Mean</text:p>
          </table:table-cell>
          <table:table-cell table:formula="of:=[S10_375.B3]" office:value-type="string" office:string-value="Mean">
            <text:p>Mean</text:p>
          </table:table-cell>
          <table:table-cell table:formula="of:=[F09_480_1.B3]" office:value-type="string" office:string-value="Mean">
            <text:p>Mean</text:p>
          </table:table-cell>
          <table:table-cell table:formula="of:=[F09_480_2.B3]" office:value-type="string" office:string-value="Mean">
            <text:p>Mean</text:p>
          </table:table-cell>
          <table:table-cell table:formula="of:=[F09_376_1.B3]" office:value-type="string" office:string-value="Mean">
            <text:p>Mean</text:p>
          </table:table-cell>
          <table:table-cell table:formula="of:=[F09_376_2.B3]" office:value-type="string" office:string-value="Mean">
            <text:p>Mean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S13_570.B4]" office:value-type="float" office:value="4.2">
            <text:p>4.2</text:p>
          </table:table-cell>
          <table:table-cell table:formula="of:=[S13_476.B4]" office:value-type="float" office:value="4.4">
            <text:p>4.4</text:p>
          </table:table-cell>
          <table:table-cell table:formula="of:=[S13_480.B4]" office:value-type="float" office:value="4.3">
            <text:p>4.3</text:p>
          </table:table-cell>
          <table:table-cell table:formula="of:=[F12_480.B4]" office:value-type="float" office:value="4.4">
            <text:p>4.4</text:p>
          </table:table-cell>
          <table:table-cell table:formula="of:=[F12_376.B4]" office:value-type="float" office:value="4.7">
            <text:p>4.7</text:p>
          </table:table-cell>
          <table:table-cell table:formula="of:=[F12_375.B4]" office:value-type="float" office:value="4.3">
            <text:p>4.3</text:p>
          </table:table-cell>
          <table:table-cell table:formula="of:=[S12_480.B4]" office:value-type="float" office:value="4">
            <text:p>4</text:p>
          </table:table-cell>
          <table:table-cell table:formula="of:=[S12_476.B4]" office:value-type="float" office:value="4.4">
            <text:p>4.4</text:p>
          </table:table-cell>
          <table:table-cell table:formula="of:=[S12_370.B4]" office:value-type="float" office:value="4.2">
            <text:p>4.2</text:p>
          </table:table-cell>
          <table:table-cell table:formula="of:=[F11_480.B4]" office:value-type="float" office:value="4.5">
            <text:p>4.5</text:p>
          </table:table-cell>
          <table:table-cell table:formula="of:=[F11_376_1.B4]" office:value-type="float" office:value="4.5">
            <text:p>4.5</text:p>
          </table:table-cell>
          <table:table-cell table:formula="of:=[F11_376_2.B4]" office:value-type="float" office:value="4.1">
            <text:p>4.1</text:p>
          </table:table-cell>
          <table:table-cell table:formula="of:=[F11_375.B4]" office:value-type="float" office:value="4.5">
            <text:p>4.5</text:p>
          </table:table-cell>
          <table:table-cell table:formula="of:=[S11_370_3.B4]" office:value-type="float" office:value="4.1">
            <text:p>4.1</text:p>
          </table:table-cell>
          <table:table-cell table:formula="of:=[S11_476.B4]" office:value-type="float" office:value="4.4">
            <text:p>4.4</text:p>
          </table:table-cell>
          <table:table-cell table:formula="of:=[S11_480.B4]" office:value-type="float" office:value="4.1">
            <text:p>4.1</text:p>
          </table:table-cell>
          <table:table-cell table:formula="of:=[S11_370_2.B4]" office:value-type="float" office:value="4.1">
            <text:p>4.1</text:p>
          </table:table-cell>
          <table:table-cell table:formula="of:=[F10_376_2.B4]" office:value-type="float" office:value="4.3">
            <text:p>4.3</text:p>
          </table:table-cell>
          <table:table-cell table:formula="of:=[F10_376_1.B4]" office:value-type="float" office:value="4.1">
            <text:p>4.1</text:p>
          </table:table-cell>
          <table:table-cell table:formula="of:=[F10_480.B4]" office:value-type="float" office:value="4.3">
            <text:p>4.3</text:p>
          </table:table-cell>
          <table:table-cell table:formula="of:=[F10_375.B340]" office:value-type="float" office:value="4.3">
            <text:p>4.3</text:p>
          </table:table-cell>
          <table:table-cell table:formula="of:=[S10_370.B4]" office:value-type="float" office:value="4.2">
            <text:p>4.2</text:p>
          </table:table-cell>
          <table:table-cell table:formula="of:=[S10_476.B4]" office:value-type="float" office:value="4.5">
            <text:p>4.5</text:p>
          </table:table-cell>
          <table:table-cell table:formula="of:=[S10_375.B4]" office:value-type="float" office:value="4.2">
            <text:p>4.2</text:p>
          </table:table-cell>
          <table:table-cell table:formula="of:=[F09_480_1.B4]" office:value-type="float" office:value="4">
            <text:p>4</text:p>
          </table:table-cell>
          <table:table-cell table:formula="of:=[F09_480_2.B4]" office:value-type="float" office:value="4.4">
            <text:p>4.4</text:p>
          </table:table-cell>
          <table:table-cell table:formula="of:=[F09_376_1.B4]" office:value-type="float" office:value="3.9">
            <text:p>3.9</text:p>
          </table:table-cell>
          <table:table-cell table:formula="of:=[F09_376_2.B4]" office:value-type="float" office:value="4.1">
            <text:p>4.1</text:p>
          </table:table-cell>
          <table:table-cell table:formula="of:=([.B3]*[.B$1]+[.C3]*[.C$1]+[.D3]*[.D$1]+[.E3]*[.E$1]+[.F3]*[.F$1]+[.G3]*[.G$1]+[.H3]*[.H$1]+[.I3]*[.I$1]+[.J3]*[.J$1]+[.K3]*[.K$1]+[.L3]*[.L$1]+[.M3]*[.M$1]+[.N3]*[.N$1]+[.O3]*[.O$1]+[.P3]*[.P$1]+[.Q3]*[.Q$1]+[.R3]*[.R$1]+[.S3]*[.S$1]+[.T3]*[.T$1]+[.U3]*[.U$1]+[.V3]*[.V$1]+[.W3]*[.W$1]+[.X3]*[.X$1]+[.Y3]*[.Y$1]+[.Z3]*[.Z$1]+[.AA3]*[.AA$1]+[.AB3]*[.AB$1]+[.AC3]*[.AC$1])/[.AD$1]" office:value-type="float" office:value="4.24829268292683">
            <text:p>4.248292682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S13_570.B5]" office:value-type="float" office:value="4.3">
            <text:p>4.3</text:p>
          </table:table-cell>
          <table:table-cell table:formula="of:=[S13_476.B5]" office:value-type="float" office:value="4.6">
            <text:p>4.6</text:p>
          </table:table-cell>
          <table:table-cell table:formula="of:=[S13_480.B5]" office:value-type="float" office:value="4.4">
            <text:p>4.4</text:p>
          </table:table-cell>
          <table:table-cell table:formula="of:=[F12_480.B5]" office:value-type="float" office:value="4.6">
            <text:p>4.6</text:p>
          </table:table-cell>
          <table:table-cell table:formula="of:=[F12_376.B5]" office:value-type="float" office:value="4.9">
            <text:p>4.9</text:p>
          </table:table-cell>
          <table:table-cell table:formula="of:=[F12_375.B5]" office:value-type="float" office:value="4.5">
            <text:p>4.5</text:p>
          </table:table-cell>
          <table:table-cell table:formula="of:=[S12_480.B5]" office:value-type="float" office:value="4.2">
            <text:p>4.2</text:p>
          </table:table-cell>
          <table:table-cell table:formula="of:=[S12_476.B5]" office:value-type="float" office:value="4.6">
            <text:p>4.6</text:p>
          </table:table-cell>
          <table:table-cell table:formula="of:=[S12_370.B5]" office:value-type="float" office:value="4.2">
            <text:p>4.2</text:p>
          </table:table-cell>
          <table:table-cell table:formula="of:=[F11_480.B5]" office:value-type="float" office:value="4.6">
            <text:p>4.6</text:p>
          </table:table-cell>
          <table:table-cell table:formula="of:=[F11_376_1.B5]" office:value-type="float" office:value="4.5">
            <text:p>4.5</text:p>
          </table:table-cell>
          <table:table-cell table:formula="of:=[F11_376_2.B5]" office:value-type="float" office:value="4.2">
            <text:p>4.2</text:p>
          </table:table-cell>
          <table:table-cell table:formula="of:=[F11_375.B5]" office:value-type="float" office:value="4.6">
            <text:p>4.6</text:p>
          </table:table-cell>
          <table:table-cell table:formula="of:=[S11_370_3.B5]" office:value-type="float" office:value="4.3">
            <text:p>4.3</text:p>
          </table:table-cell>
          <table:table-cell table:formula="of:=[S11_476.B5]" office:value-type="float" office:value="4.6">
            <text:p>4.6</text:p>
          </table:table-cell>
          <table:table-cell table:formula="of:=[S11_480.B5]" office:value-type="float" office:value="4.1">
            <text:p>4.1</text:p>
          </table:table-cell>
          <table:table-cell table:formula="of:=[S11_370_2.B5]" office:value-type="float" office:value="4.2">
            <text:p>4.2</text:p>
          </table:table-cell>
          <table:table-cell table:formula="of:=[F10_376_2.B5]" office:value-type="float" office:value="4.6">
            <text:p>4.6</text:p>
          </table:table-cell>
          <table:table-cell table:formula="of:=[F10_376_1.B5]" office:value-type="float" office:value="4">
            <text:p>4</text:p>
          </table:table-cell>
          <table:table-cell table:formula="of:=[F10_480.B5]" office:value-type="float" office:value="4.3">
            <text:p>4.3</text:p>
          </table:table-cell>
          <table:table-cell table:formula="of:=[F10_375.B341]" office:value-type="float" office:value="4.5">
            <text:p>4.5</text:p>
          </table:table-cell>
          <table:table-cell table:formula="of:=[S10_370.B5]" office:value-type="float" office:value="4.3">
            <text:p>4.3</text:p>
          </table:table-cell>
          <table:table-cell table:formula="of:=[S10_476.B5]" office:value-type="float" office:value="4.5">
            <text:p>4.5</text:p>
          </table:table-cell>
          <table:table-cell table:formula="of:=[S10_375.B5]" office:value-type="float" office:value="4.4">
            <text:p>4.4</text:p>
          </table:table-cell>
          <table:table-cell table:formula="of:=[F09_480_1.B5]" office:value-type="float" office:value="4.2">
            <text:p>4.2</text:p>
          </table:table-cell>
          <table:table-cell table:formula="of:=[F09_480_2.B5]" office:value-type="float" office:value="4.4">
            <text:p>4.4</text:p>
          </table:table-cell>
          <table:table-cell table:formula="of:=[F09_376_1.B5]" office:value-type="float" office:value="4">
            <text:p>4</text:p>
          </table:table-cell>
          <table:table-cell table:formula="of:=[F09_376_2.B5]" office:value-type="float" office:value="4.2">
            <text:p>4.2</text:p>
          </table:table-cell>
          <table:table-cell table:formula="of:=([.B4]*[.B$1]+[.C4]*[.C$1]+[.D4]*[.D$1]+[.E4]*[.E$1]+[.F4]*[.F$1]+[.G4]*[.G$1]+[.H4]*[.H$1]+[.I4]*[.I$1]+[.J4]*[.J$1]+[.K4]*[.K$1]+[.L4]*[.L$1]+[.M4]*[.M$1]+[.N4]*[.N$1]+[.O4]*[.O$1]+[.P4]*[.P$1]+[.Q4]*[.Q$1]+[.R4]*[.R$1]+[.S4]*[.S$1]+[.T4]*[.T$1]+[.U4]*[.U$1]+[.V4]*[.V$1]+[.W4]*[.W$1]+[.X4]*[.X$1]+[.Y4]*[.Y$1]+[.Z4]*[.Z$1]+[.AA4]*[.AA$1]+[.AB4]*[.AB$1]+[.AC4]*[.AC$1])/[.AD$1]" office:value-type="float" office:value="4.3580487804878">
            <text:p>4.358048780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S13_570.B6]" office:value-type="float" office:value="4.3">
            <text:p>4.3</text:p>
          </table:table-cell>
          <table:table-cell table:formula="of:=[S13_476.B6]" office:value-type="float" office:value="3.8">
            <text:p>3.8</text:p>
          </table:table-cell>
          <table:table-cell table:formula="of:=[S13_480.B6]" office:value-type="float" office:value="3.8">
            <text:p>3.8</text:p>
          </table:table-cell>
          <table:table-cell table:formula="of:=[F12_480.B6]" office:value-type="float" office:value="3.5">
            <text:p>3.5</text:p>
          </table:table-cell>
          <table:table-cell table:formula="of:=[F12_376.B6]" office:value-type="float" office:value="4.3">
            <text:p>4.3</text:p>
          </table:table-cell>
          <table:table-cell table:formula="of:=[F12_375.B6]" office:value-type="float" office:value="3.6">
            <text:p>3.6</text:p>
          </table:table-cell>
          <table:table-cell table:formula="of:=[S12_480.B6]" office:value-type="float" office:value="3.8">
            <text:p>3.8</text:p>
          </table:table-cell>
          <table:table-cell table:formula="of:=[S12_476.B6]" office:value-type="float" office:value="4">
            <text:p>4</text:p>
          </table:table-cell>
          <table:table-cell table:formula="of:=[S12_370.B6]" office:value-type="float" office:value="4">
            <text:p>4</text:p>
          </table:table-cell>
          <table:table-cell table:formula="of:=[F11_480.B6]" office:value-type="float" office:value="3.7">
            <text:p>3.7</text:p>
          </table:table-cell>
          <table:table-cell table:formula="of:=[F11_376_1.B6]" office:value-type="float" office:value="4">
            <text:p>4</text:p>
          </table:table-cell>
          <table:table-cell table:formula="of:=[F11_376_2.B6]" office:value-type="float" office:value="4.1">
            <text:p>4.1</text:p>
          </table:table-cell>
          <table:table-cell table:formula="of:=[F11_375.B6]" office:value-type="float" office:value="3.8">
            <text:p>3.8</text:p>
          </table:table-cell>
          <table:table-cell table:formula="of:=[S11_370_3.B6]" office:value-type="float" office:value="3.5">
            <text:p>3.5</text:p>
          </table:table-cell>
          <table:table-cell table:formula="of:=[S11_476.B6]" office:value-type="float" office:value="4.3">
            <text:p>4.3</text:p>
          </table:table-cell>
          <table:table-cell table:formula="of:=[S11_480.B6]" office:value-type="float" office:value="3.6">
            <text:p>3.6</text:p>
          </table:table-cell>
          <table:table-cell table:formula="of:=[S11_370_2.B6]" office:value-type="float" office:value="3.6">
            <text:p>3.6</text:p>
          </table:table-cell>
          <table:table-cell table:formula="of:=[F10_376_2.B6]" office:value-type="float" office:value="4.3">
            <text:p>4.3</text:p>
          </table:table-cell>
          <table:table-cell table:formula="of:=[F10_376_1.B6]" office:value-type="float" office:value="3.8">
            <text:p>3.8</text:p>
          </table:table-cell>
          <table:table-cell table:formula="of:=[F10_480.B6]" office:value-type="float" office:value="3.6">
            <text:p>3.6</text:p>
          </table:table-cell>
          <table:table-cell table:formula="of:=[F10_375.B342]" office:value-type="float" office:value="3.4">
            <text:p>3.4</text:p>
          </table:table-cell>
          <table:table-cell table:formula="of:=[S10_370.B6]" office:value-type="float" office:value="3.6">
            <text:p>3.6</text:p>
          </table:table-cell>
          <table:table-cell table:formula="of:=[S10_476.B6]" office:value-type="float" office:value="3.8">
            <text:p>3.8</text:p>
          </table:table-cell>
          <table:table-cell table:formula="of:=[S10_375.B6]" office:value-type="float" office:value="3.3">
            <text:p>3.3</text:p>
          </table:table-cell>
          <table:table-cell table:formula="of:=[F09_480_1.B6]" office:value-type="float" office:value="3.7">
            <text:p>3.7</text:p>
          </table:table-cell>
          <table:table-cell table:formula="of:=[F09_480_2.B6]" office:value-type="float" office:value="4.1">
            <text:p>4.1</text:p>
          </table:table-cell>
          <table:table-cell table:formula="of:=[F09_376_1.B6]" office:value-type="float" office:value="3.7">
            <text:p>3.7</text:p>
          </table:table-cell>
          <table:table-cell table:formula="of:=[F09_376_2.B6]" office:value-type="float" office:value="3.6">
            <text:p>3.6</text:p>
          </table:table-cell>
          <table:table-cell table:formula="of:=([.B5]*[.B$1]+[.C5]*[.C$1]+[.D5]*[.D$1]+[.E5]*[.E$1]+[.F5]*[.F$1]+[.G5]*[.G$1]+[.H5]*[.H$1]+[.I5]*[.I$1]+[.J5]*[.J$1]+[.K5]*[.K$1]+[.L5]*[.L$1]+[.M5]*[.M$1]+[.N5]*[.N$1]+[.O5]*[.O$1]+[.P5]*[.P$1]+[.Q5]*[.Q$1]+[.R5]*[.R$1]+[.S5]*[.S$1]+[.T5]*[.T$1]+[.U5]*[.U$1]+[.V5]*[.V$1]+[.W5]*[.W$1]+[.X5]*[.X$1]+[.Y5]*[.Y$1]+[.Z5]*[.Z$1]+[.AA5]*[.AA$1]+[.AB5]*[.AB$1]+[.AC5]*[.AC$1])/[.AD$1]" office:value-type="float" office:value="3.7669918699187">
            <text:p>3.76699186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S13_570.B7]" office:value-type="float" office:value="5">
            <text:p>5</text:p>
          </table:table-cell>
          <table:table-cell table:formula="of:=[S13_476.B7]" office:value-type="float" office:value="5">
            <text:p>5</text:p>
          </table:table-cell>
          <table:table-cell table:formula="of:=[S13_480.B7]" office:value-type="float" office:value="5">
            <text:p>5</text:p>
          </table:table-cell>
          <table:table-cell table:formula="of:=[F12_480.B7]" office:value-type="float" office:value="4.9">
            <text:p>4.9</text:p>
          </table:table-cell>
          <table:table-cell table:formula="of:=[F12_376.B7]" office:value-type="float" office:value="5">
            <text:p>5</text:p>
          </table:table-cell>
          <table:table-cell table:formula="of:=[F12_375.B7]" office:value-type="float" office:value="5">
            <text:p>5</text:p>
          </table:table-cell>
          <table:table-cell table:formula="of:=[S12_480.B7]" office:value-type="float" office:value="4.9">
            <text:p>4.9</text:p>
          </table:table-cell>
          <table:table-cell table:formula="of:=[S12_476.B7]" office:value-type="float" office:value="5">
            <text:p>5</text:p>
          </table:table-cell>
          <table:table-cell table:formula="of:=[S12_370.B7]" office:value-type="float" office:value="4.9">
            <text:p>4.9</text:p>
          </table:table-cell>
          <table:table-cell table:formula="of:=[F11_480.B7]" office:value-type="float" office:value="4.8">
            <text:p>4.8</text:p>
          </table:table-cell>
          <table:table-cell table:formula="of:=[F11_376_1.B7]" office:value-type="float" office:value="5">
            <text:p>5</text:p>
          </table:table-cell>
          <table:table-cell table:formula="of:=[F11_376_2.B7]" office:value-type="float" office:value="4.9">
            <text:p>4.9</text:p>
          </table:table-cell>
          <table:table-cell table:formula="of:=[F11_375.B7]"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table:formula="of:=[S13_570.B8]" office:value-type="float" office:value="4">
            <text:p>4</text:p>
          </table:table-cell>
          <table:table-cell table:formula="of:=[S13_476.B8]" office:value-type="float" office:value="4.5">
            <text:p>4.5</text:p>
          </table:table-cell>
          <table:table-cell table:formula="of:=[S13_480.B8]" office:value-type="float" office:value="4.1">
            <text:p>4.1</text:p>
          </table:table-cell>
          <table:table-cell table:formula="of:=[F12_480.B8]" office:value-type="float" office:value="4.1">
            <text:p>4.1</text:p>
          </table:table-cell>
          <table:table-cell table:formula="of:=[F12_376.B8]" office:value-type="float" office:value="4.6">
            <text:p>4.6</text:p>
          </table:table-cell>
          <table:table-cell table:formula="of:=[F12_375.B8]" office:value-type="float" office:value="4.1">
            <text:p>4.1</text:p>
          </table:table-cell>
          <table:table-cell table:formula="of:=[S12_480.B8]" office:value-type="float" office:value="4.1">
            <text:p>4.1</text:p>
          </table:table-cell>
          <table:table-cell table:formula="of:=[S12_476.B8]" office:value-type="float" office:value="4.5">
            <text:p>4.5</text:p>
          </table:table-cell>
          <table:table-cell table:formula="of:=[S12_370.B8]" office:value-type="float" office:value="3.9">
            <text:p>3.9</text:p>
          </table:table-cell>
          <table:table-cell table:formula="of:=[F11_480.B8]" office:value-type="float" office:value="4.4">
            <text:p>4.4</text:p>
          </table:table-cell>
          <table:table-cell table:formula="of:=[F11_376_1.B8]" office:value-type="float" office:value="4.3">
            <text:p>4.3</text:p>
          </table:table-cell>
          <table:table-cell table:formula="of:=[F11_376_2.B8]" office:value-type="float" office:value="4.3">
            <text:p>4.3</text:p>
          </table:table-cell>
          <table:table-cell table:formula="of:=[F11_375.B8]" office:value-type="float" office:value="4.4">
            <text:p>4.4</text:p>
          </table:table-cell>
          <table:table-cell table:formula="of:=[S11_370_3.B8]" office:value-type="float" office:value="3.8">
            <text:p>3.8</text:p>
          </table:table-cell>
          <table:table-cell table:formula="of:=[S11_476.B8]" office:value-type="float" office:value="4.6">
            <text:p>4.6</text:p>
          </table:table-cell>
          <table:table-cell table:formula="of:=[S11_480.B8]" office:value-type="float" office:value="4.1">
            <text:p>4.1</text:p>
          </table:table-cell>
          <table:table-cell table:formula="of:=[S11_370_2.B8]" office:value-type="float" office:value="4.1">
            <text:p>4.1</text:p>
          </table:table-cell>
          <table:table-cell table:formula="of:=[F10_376_2.B8]" office:value-type="float" office:value="4.7">
            <text:p>4.7</text:p>
          </table:table-cell>
          <table:table-cell table:formula="of:=[F10_376_1.B8]" office:value-type="float" office:value="4">
            <text:p>4</text:p>
          </table:table-cell>
          <table:table-cell table:formula="of:=[F10_480.B8]" office:value-type="float" office:value="4.4">
            <text:p>4.4</text:p>
          </table:table-cell>
          <table:table-cell table:formula="of:=[F10_375.B344]" office:value-type="float" office:value="4.5">
            <text:p>4.5</text:p>
          </table:table-cell>
          <table:table-cell table:formula="of:=[S10_370.B8]" office:value-type="float" office:value="3.9">
            <text:p>3.9</text:p>
          </table:table-cell>
          <table:table-cell table:formula="of:=[S10_476.B8]" office:value-type="float" office:value="4.8">
            <text:p>4.8</text:p>
          </table:table-cell>
          <table:table-cell table:formula="of:=[S10_375.B8]" office:value-type="float" office:value="4">
            <text:p>4</text:p>
          </table:table-cell>
          <table:table-cell table:formula="of:=[F09_480_1.B8]" office:value-type="float" office:value="4">
            <text:p>4</text:p>
          </table:table-cell>
          <table:table-cell table:formula="of:=[F09_480_2.B8]" office:value-type="float" office:value="4.6">
            <text:p>4.6</text:p>
          </table:table-cell>
          <table:table-cell table:formula="of:=[F09_376_1.B8]" office:value-type="float" office:value="4">
            <text:p>4</text:p>
          </table:table-cell>
          <table:table-cell table:formula="of:=[F09_376_2.B8]" office:value-type="float" office:value="4.1">
            <text:p>4.1</text:p>
          </table:table-cell>
          <table:table-cell table:formula="of:=([.B7]*[.B$1]+[.C7]*[.C$1]+[.D7]*[.D$1]+[.E7]*[.E$1]+[.F7]*[.F$1]+[.G7]*[.G$1]+[.H7]*[.H$1]+[.I7]*[.I$1]+[.J7]*[.J$1]+[.K7]*[.K$1]+[.L7]*[.L$1]+[.M7]*[.M$1]+[.N7]*[.N$1]+[.O7]*[.O$1]+[.P7]*[.P$1]+[.Q7]*[.Q$1]+[.R7]*[.R$1]+[.S7]*[.S$1]+[.T7]*[.T$1]+[.U7]*[.U$1]+[.V7]*[.V$1]+[.W7]*[.W$1]+[.X7]*[.X$1]+[.Y7]*[.Y$1]+[.Z7]*[.Z$1]+[.AA7]*[.AA$1]+[.AB7]*[.AB$1]+[.AC7]*[.AC$1])/[.AD$1]" office:value-type="float" office:value="4.17967479674797">
            <text:p>4.17967479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S13_570.B9]" office:value-type="float" office:value="3.9">
            <text:p>3.9</text:p>
          </table:table-cell>
          <table:table-cell table:formula="of:=[S13_476.B9]" office:value-type="float" office:value="4.6">
            <text:p>4.6</text:p>
          </table:table-cell>
          <table:table-cell table:formula="of:=[S13_480.B9]" office:value-type="float" office:value="4.4">
            <text:p>4.4</text:p>
          </table:table-cell>
          <table:table-cell table:formula="of:=[F12_480.B9]" office:value-type="float" office:value="4.3">
            <text:p>4.3</text:p>
          </table:table-cell>
          <table:table-cell table:formula="of:=[F12_376.B9]" office:value-type="float" office:value="4.9">
            <text:p>4.9</text:p>
          </table:table-cell>
          <table:table-cell table:formula="of:=[F12_375.B9]" office:value-type="float" office:value="4.5">
            <text:p>4.5</text:p>
          </table:table-cell>
          <table:table-cell table:formula="of:=[S12_480.B9]" office:value-type="float" office:value="4.6">
            <text:p>4.6</text:p>
          </table:table-cell>
          <table:table-cell table:formula="of:=[S12_476.B9]" office:value-type="float" office:value="4.3">
            <text:p>4.3</text:p>
          </table:table-cell>
          <table:table-cell table:formula="of:=[S12_370.B9]" office:value-type="float" office:value="4.2">
            <text:p>4.2</text:p>
          </table:table-cell>
          <table:table-cell table:formula="of:=[F11_480.B9]" office:value-type="float" office:value="4.8">
            <text:p>4.8</text:p>
          </table:table-cell>
          <table:table-cell table:formula="of:=[F11_376_1.B9]" office:value-type="float" office:value="4.5">
            <text:p>4.5</text:p>
          </table:table-cell>
          <table:table-cell table:formula="of:=[F11_376_2.B9]" office:value-type="float" office:value="4.1">
            <text:p>4.1</text:p>
          </table:table-cell>
          <table:table-cell table:formula="of:=[F11_375.B9]" office:value-type="float" office:value="4.6">
            <text:p>4.6</text:p>
          </table:table-cell>
          <table:table-cell table:formula="of:=[S11_370_3.B9]" office:value-type="float" office:value="4">
            <text:p>4</text:p>
          </table:table-cell>
          <table:table-cell table:formula="of:=[S11_476.B9]" office:value-type="float" office:value="4.4">
            <text:p>4.4</text:p>
          </table:table-cell>
          <table:table-cell table:formula="of:=[S11_480.B9]" office:value-type="float" office:value="4.2">
            <text:p>4.2</text:p>
          </table:table-cell>
          <table:table-cell table:formula="of:=[S11_370_2.B9]" office:value-type="float" office:value="4">
            <text:p>4</text:p>
          </table:table-cell>
          <table:table-cell table:formula="of:=[F10_376_2.B9]" office:value-type="float" office:value="4.6">
            <text:p>4.6</text:p>
          </table:table-cell>
          <table:table-cell table:formula="of:=[F10_376_1.B9]" office:value-type="float" office:value="4.5">
            <text:p>4.5</text:p>
          </table:table-cell>
          <table:table-cell table:formula="of:=[F10_480.B9]" office:value-type="float" office:value="4.4">
            <text:p>4.4</text:p>
          </table:table-cell>
          <table:table-cell table:formula="of:=[F10_375.B345]" office:value-type="float" office:value="4.5">
            <text:p>4.5</text:p>
          </table:table-cell>
          <table:table-cell table:formula="of:=[S10_370.B9]" office:value-type="float" office:value="4.4">
            <text:p>4.4</text:p>
          </table:table-cell>
          <table:table-cell table:formula="of:=[S10_476.B9]" office:value-type="float" office:value="4.8">
            <text:p>4.8</text:p>
          </table:table-cell>
          <table:table-cell table:formula="of:=[S10_375.B9]" office:value-type="float" office:value="4.2">
            <text:p>4.2</text:p>
          </table:table-cell>
          <table:table-cell table:formula="of:=[F09_480_1.B9]" office:value-type="float" office:value="4.3">
            <text:p>4.3</text:p>
          </table:table-cell>
          <table:table-cell table:formula="of:=[F09_480_2.B9]" office:value-type="float" office:value="4.3">
            <text:p>4.3</text:p>
          </table:table-cell>
          <table:table-cell table:formula="of:=[F09_376_1.B9]" office:value-type="float" office:value="4.4">
            <text:p>4.4</text:p>
          </table:table-cell>
          <table:table-cell table:formula="of:=[F09_376_2.B9]" office:value-type="float" office:value="4.3">
            <text:p>4.3</text:p>
          </table:table-cell>
          <table:table-cell table:formula="of:=([.B8]*[.B$1]+[.C8]*[.C$1]+[.D8]*[.D$1]+[.E8]*[.E$1]+[.F8]*[.F$1]+[.G8]*[.G$1]+[.H8]*[.H$1]+[.I8]*[.I$1]+[.J8]*[.J$1]+[.K8]*[.K$1]+[.L8]*[.L$1]+[.M8]*[.M$1]+[.N8]*[.N$1]+[.O8]*[.O$1]+[.P8]*[.P$1]+[.Q8]*[.Q$1]+[.R8]*[.R$1]+[.S8]*[.S$1]+[.T8]*[.T$1]+[.U8]*[.U$1]+[.V8]*[.V$1]+[.W8]*[.W$1]+[.X8]*[.X$1]+[.Y8]*[.Y$1]+[.Z8]*[.Z$1]+[.AA8]*[.AA$1]+[.AB8]*[.AB$1]+[.AC8]*[.AC$1])/[.AD$1]" office:value-type="float" office:value="4.36536585365854">
            <text:p>4.36536585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S13_570.B10]" office:value-type="float" office:value="4.4">
            <text:p>4.4</text:p>
          </table:table-cell>
          <table:table-cell table:formula="of:=[S13_476.B10]" office:value-type="float" office:value="4.7">
            <text:p>4.7</text:p>
          </table:table-cell>
          <table:table-cell table:formula="of:=[S13_480.B10]" office:value-type="float" office:value="4.6">
            <text:p>4.6</text:p>
          </table:table-cell>
          <table:table-cell table:formula="of:=[F12_480.B10]" office:value-type="float" office:value="4.3">
            <text:p>4.3</text:p>
          </table:table-cell>
          <table:table-cell table:formula="of:=[F12_376.B10]" office:value-type="float" office:value="4.9">
            <text:p>4.9</text:p>
          </table:table-cell>
          <table:table-cell table:formula="of:=[F12_375.B10]" office:value-type="float" office:value="4.5">
            <text:p>4.5</text:p>
          </table:table-cell>
          <table:table-cell table:formula="of:=[S12_480.B10]" office:value-type="float" office:value="4.4">
            <text:p>4.4</text:p>
          </table:table-cell>
          <table:table-cell table:formula="of:=[S12_476.B10]" office:value-type="float" office:value="4.7">
            <text:p>4.7</text:p>
          </table:table-cell>
          <table:table-cell table:formula="of:=[S12_370.B10]" office:value-type="float" office:value="4.4">
            <text:p>4.4</text:p>
          </table:table-cell>
          <table:table-cell table:formula="of:=[F11_480.B10]" office:value-type="float" office:value="4.7">
            <text:p>4.7</text:p>
          </table:table-cell>
          <table:table-cell table:formula="of:=[F11_376_1.B10]" office:value-type="float" office:value="4.6">
            <text:p>4.6</text:p>
          </table:table-cell>
          <table:table-cell table:formula="of:=[F11_376_2.B10]" office:value-type="float" office:value="4.6">
            <text:p>4.6</text:p>
          </table:table-cell>
          <table:table-cell table:formula="of:=[F11_375.B10]" office:value-type="float" office:value="4.6">
            <text:p>4.6</text:p>
          </table:table-cell>
          <table:table-cell table:formula="of:=[S11_370_3.B10]" office:value-type="float" office:value="4.2">
            <text:p>4.2</text:p>
          </table:table-cell>
          <table:table-cell table:formula="of:=[S11_476.B10]" office:value-type="float" office:value="4.9">
            <text:p>4.9</text:p>
          </table:table-cell>
          <table:table-cell table:formula="of:=[S11_480.B10]" office:value-type="float" office:value="4.2">
            <text:p>4.2</text:p>
          </table:table-cell>
          <table:table-cell table:formula="of:=[S11_370_2.B10]" office:value-type="float" office:value="4.1">
            <text:p>4.1</text:p>
          </table:table-cell>
          <table:table-cell table:formula="of:=[F10_376_2.B10]" office:value-type="float" office:value="4.4">
            <text:p>4.4</text:p>
          </table:table-cell>
          <table:table-cell table:formula="of:=[F10_376_1.B10]" office:value-type="float" office:value="4.5">
            <text:p>4.5</text:p>
          </table:table-cell>
          <table:table-cell table:formula="of:=[F10_480.B10]" office:value-type="float" office:value="4.3">
            <text:p>4.3</text:p>
          </table:table-cell>
          <table:table-cell table:formula="of:=[F10_375.B346]" office:value-type="float" office:value="4.6">
            <text:p>4.6</text:p>
          </table:table-cell>
          <table:table-cell table:formula="of:=[S10_370.B10]" office:value-type="float" office:value="4.2">
            <text:p>4.2</text:p>
          </table:table-cell>
          <table:table-cell table:formula="of:=[S10_476.B10]" office:value-type="float" office:value="4.7">
            <text:p>4.7</text:p>
          </table:table-cell>
          <table:table-cell table:formula="of:=[S10_375.B10]" office:value-type="float" office:value="4.4">
            <text:p>4.4</text:p>
          </table:table-cell>
          <table:table-cell table:formula="of:=[F09_480_1.B10]" office:value-type="float" office:value="4.4">
            <text:p>4.4</text:p>
          </table:table-cell>
          <table:table-cell table:formula="of:=[F09_480_2.B10]" office:value-type="float" office:value="4.5">
            <text:p>4.5</text:p>
          </table:table-cell>
          <table:table-cell table:formula="of:=[F09_376_1.B10]" office:value-type="float" office:value="4.3">
            <text:p>4.3</text:p>
          </table:table-cell>
          <table:table-cell table:formula="of:=[F09_376_2.B10]" office:value-type="float" office:value="4.4">
            <text:p>4.4</text:p>
          </table:table-cell>
          <table:table-cell table:formula="of:=([.B9]*[.B$1]+[.C9]*[.C$1]+[.D9]*[.D$1]+[.E9]*[.E$1]+[.F9]*[.F$1]+[.G9]*[.G$1]+[.H9]*[.H$1]+[.I9]*[.I$1]+[.J9]*[.J$1]+[.K9]*[.K$1]+[.L9]*[.L$1]+[.M9]*[.M$1]+[.N9]*[.N$1]+[.O9]*[.O$1]+[.P9]*[.P$1]+[.Q9]*[.Q$1]+[.R9]*[.R$1]+[.S9]*[.S$1]+[.T9]*[.T$1]+[.U9]*[.U$1]+[.V9]*[.V$1]+[.W9]*[.W$1]+[.X9]*[.X$1]+[.Y9]*[.Y$1]+[.Z9]*[.Z$1]+[.AA9]*[.AA$1]+[.AB9]*[.AB$1]+[.AC9]*[.AC$1])/[.AD$1]" office:value-type="float" office:value="4.43707317073171">
            <text:p>4.43707317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S13_570.B11]" office:value-type="float" office:value="4.1">
            <text:p>4.1</text:p>
          </table:table-cell>
          <table:table-cell table:formula="of:=[S13_476.B11]" office:value-type="float" office:value="4.5">
            <text:p>4.5</text:p>
          </table:table-cell>
          <table:table-cell table:formula="of:=[S13_480.B11]" office:value-type="float" office:value="4.4">
            <text:p>4.4</text:p>
          </table:table-cell>
          <table:table-cell table:formula="of:=[F12_480.B11]" office:value-type="float" office:value="4.4">
            <text:p>4.4</text:p>
          </table:table-cell>
          <table:table-cell table:formula="of:=[F12_376.B11]" office:value-type="float" office:value="4.6">
            <text:p>4.6</text:p>
          </table:table-cell>
          <table:table-cell table:formula="of:=[F12_375.B11]" office:value-type="float" office:value="4.2">
            <text:p>4.2</text:p>
          </table:table-cell>
          <table:table-cell table:formula="of:=[S12_480.B11]" office:value-type="float" office:value="4.3">
            <text:p>4.3</text:p>
          </table:table-cell>
          <table:table-cell table:formula="of:=[S12_476.B11]" office:value-type="float" office:value="4.6">
            <text:p>4.6</text:p>
          </table:table-cell>
          <table:table-cell table:formula="of:=[S12_370.B11]" office:value-type="float" office:value="4.2">
            <text:p>4.2</text:p>
          </table:table-cell>
          <table:table-cell table:formula="of:=[F11_480.B11]" office:value-type="float" office:value="4.4">
            <text:p>4.4</text:p>
          </table:table-cell>
          <table:table-cell table:formula="of:=[F11_376_1.B11]" office:value-type="float" office:value="4.8">
            <text:p>4.8</text:p>
          </table:table-cell>
          <table:table-cell table:formula="of:=[F11_376_2.B11]" office:value-type="float" office:value="3.9">
            <text:p>3.9</text:p>
          </table:table-cell>
          <table:table-cell table:formula="of:=[F11_375.B11]" office:value-type="float" office:value="4.6">
            <text:p>4.6</text:p>
          </table:table-cell>
          <table:table-cell table:formula="of:=[S11_370_3.B11]" office:value-type="float" office:value="4">
            <text:p>4</text:p>
          </table:table-cell>
          <table:table-cell table:formula="of:=[S11_476.B11]" office:value-type="float" office:value="4.4">
            <text:p>4.4</text:p>
          </table:table-cell>
          <table:table-cell table:formula="of:=[S11_480.B11]" office:value-type="float" office:value="3.9">
            <text:p>3.9</text:p>
          </table:table-cell>
          <table:table-cell table:formula="of:=[S11_370_2.B11]" office:value-type="float" office:value="4.2">
            <text:p>4.2</text:p>
          </table:table-cell>
          <table:table-cell table:formula="of:=[F10_376_2.B11]" office:value-type="float" office:value="4.4">
            <text:p>4.4</text:p>
          </table:table-cell>
          <table:table-cell table:formula="of:=[F10_376_1.B11]" office:value-type="float" office:value="4.3">
            <text:p>4.3</text:p>
          </table:table-cell>
          <table:table-cell table:formula="of:=[F10_480.B11]" office:value-type="float" office:value="4.3">
            <text:p>4.3</text:p>
          </table:table-cell>
          <table:table-cell table:formula="of:=[F10_375.B347]" office:value-type="float" office:value="4.4">
            <text:p>4.4</text:p>
          </table:table-cell>
          <table:table-cell table:formula="of:=[S10_370.B11]" office:value-type="float" office:value="4.1">
            <text:p>4.1</text:p>
          </table:table-cell>
          <table:table-cell table:formula="of:=[S10_476.B11]" office:value-type="float" office:value="4.6">
            <text:p>4.6</text:p>
          </table:table-cell>
          <table:table-cell table:formula="of:=[S10_375.B11]" office:value-type="float" office:value="4.1">
            <text:p>4.1</text:p>
          </table:table-cell>
          <table:table-cell table:formula="of:=[F09_480_1.B11]" office:value-type="float" office:value="4.2">
            <text:p>4.2</text:p>
          </table:table-cell>
          <table:table-cell table:formula="of:=[F09_480_2.B11]" office:value-type="float" office:value="4.4">
            <text:p>4.4</text:p>
          </table:table-cell>
          <table:table-cell table:formula="of:=[F09_376_1.B11]" office:value-type="float" office:value="4">
            <text:p>4</text:p>
          </table:table-cell>
          <table:table-cell table:formula="of:=[F09_376_2.B11]" office:value-type="float" office:value="4.2">
            <text:p>4.2</text:p>
          </table:table-cell>
          <table:table-cell table:formula="of:=([.B10]*[.B$1]+[.C10]*[.C$1]+[.D10]*[.D$1]+[.E10]*[.E$1]+[.F10]*[.F$1]+[.G10]*[.G$1]+[.H10]*[.H$1]+[.I10]*[.I$1]+[.J10]*[.J$1]+[.K10]*[.K$1]+[.L10]*[.L$1]+[.M10]*[.M$1]+[.N10]*[.N$1]+[.O10]*[.O$1]+[.P10]*[.P$1]+[.Q10]*[.Q$1]+[.R10]*[.R$1]+[.S10]*[.S$1]+[.T10]*[.T$1]+[.U10]*[.U$1]+[.V10]*[.V$1]+[.W10]*[.W$1]+[.X10]*[.X$1]+[.Y10]*[.Y$1]+[.Z10]*[.Z$1]+[.AA10]*[.AA$1]+[.AB10]*[.AB$1]+[.AC10]*[.AC$1])/[.AD$1]" office:value-type="float" office:value="4.27414634146342">
            <text:p>4.27414634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S13_570.B12]" office:value-type="float" office:value="4.4">
            <text:p>4.4</text:p>
          </table:table-cell>
          <table:table-cell table:formula="of:=[S13_476.B12]" office:value-type="float" office:value="4.3">
            <text:p>4.3</text:p>
          </table:table-cell>
          <table:table-cell table:formula="of:=[S13_480.B12]" office:value-type="float" office:value="4.7">
            <text:p>4.7</text:p>
          </table:table-cell>
          <table:table-cell table:formula="of:=[F12_480.B12]" office:value-type="float" office:value="4.7">
            <text:p>4.7</text:p>
          </table:table-cell>
          <table:table-cell table:formula="of:=[F12_376.B12]" office:value-type="float" office:value="5">
            <text:p>5</text:p>
          </table:table-cell>
          <table:table-cell table:formula="of:=[F12_375.B12]" office:value-type="float" office:value="4.8">
            <text:p>4.8</text:p>
          </table:table-cell>
          <table:table-cell table:formula="of:=[S12_480.B12]" office:value-type="float" office:value="4.5">
            <text:p>4.5</text:p>
          </table:table-cell>
          <table:table-cell table:formula="of:=[S12_476.B12]" office:value-type="float" office:value="4.6">
            <text:p>4.6</text:p>
          </table:table-cell>
          <table:table-cell table:formula="of:=[S12_370.B12]" office:value-type="float" office:value="4.6">
            <text:p>4.6</text:p>
          </table:table-cell>
          <table:table-cell table:formula="of:=[F11_480.B12]" office:value-type="float" office:value="4.7">
            <text:p>4.7</text:p>
          </table:table-cell>
          <table:table-cell table:formula="of:=[F11_376_1.B12]" office:value-type="float" office:value="4.6">
            <text:p>4.6</text:p>
          </table:table-cell>
          <table:table-cell table:formula="of:=[F11_376_2.B12]" office:value-type="float" office:value="4.1">
            <text:p>4.1</text:p>
          </table:table-cell>
          <table:table-cell table:formula="of:=[F11_375.B12]" office:value-type="float" office:value="4.6">
            <text:p>4.6</text:p>
          </table:table-cell>
          <table:table-cell table:formula="of:=[S11_370_3.B12]" office:value-type="float" office:value="4.2">
            <text:p>4.2</text:p>
          </table:table-cell>
          <table:table-cell table:formula="of:=[S11_476.B12]" office:value-type="float" office:value="4.6">
            <text:p>4.6</text:p>
          </table:table-cell>
          <table:table-cell table:formula="of:=[S11_480.B12]" office:value-type="float" office:value="4.3">
            <text:p>4.3</text:p>
          </table:table-cell>
          <table:table-cell table:formula="of:=[S11_370_2.B12]" office:value-type="float" office:value="4.4">
            <text:p>4.4</text:p>
          </table:table-cell>
          <table:table-cell table:formula="of:=[F10_376_2.B12]" office:value-type="float" office:value="4.8">
            <text:p>4.8</text:p>
          </table:table-cell>
          <table:table-cell table:formula="of:=[F10_376_1.B12]" office:value-type="float" office:value="4.4">
            <text:p>4.4</text:p>
          </table:table-cell>
          <table:table-cell table:formula="of:=[F10_480.B12]" office:value-type="float" office:value="4.5">
            <text:p>4.5</text:p>
          </table:table-cell>
          <table:table-cell table:formula="of:=[F10_375.B348]" office:value-type="float" office:value="4.7">
            <text:p>4.7</text:p>
          </table:table-cell>
          <table:table-cell table:formula="of:=[S10_370.B12]" office:value-type="float" office:value="4.5">
            <text:p>4.5</text:p>
          </table:table-cell>
          <table:table-cell table:formula="of:=[S10_476.B12]" office:value-type="float" office:value="4.6">
            <text:p>4.6</text:p>
          </table:table-cell>
          <table:table-cell table:formula="of:=[S10_375.B12]" office:value-type="float" office:value="4.6">
            <text:p>4.6</text:p>
          </table:table-cell>
          <table:table-cell table:formula="of:=[F09_480_1.B12]" office:value-type="float" office:value="4.5">
            <text:p>4.5</text:p>
          </table:table-cell>
          <table:table-cell table:formula="of:=[F09_480_2.B12]" office:value-type="float" office:value="4.3">
            <text:p>4.3</text:p>
          </table:table-cell>
          <table:table-cell table:formula="of:=[F09_376_1.B12]" office:value-type="float" office:value="4.3">
            <text:p>4.3</text:p>
          </table:table-cell>
          <table:table-cell table:formula="of:=[F09_376_2.B12]" office:value-type="float" office:value="4.4">
            <text:p>4.4</text:p>
          </table:table-cell>
          <table:table-cell table:formula="of:=([.B11]*[.B$1]+[.C11]*[.C$1]+[.D11]*[.D$1]+[.E11]*[.E$1]+[.F11]*[.F$1]+[.G11]*[.G$1]+[.H11]*[.H$1]+[.I11]*[.I$1]+[.J11]*[.J$1]+[.K11]*[.K$1]+[.L11]*[.L$1]+[.M11]*[.M$1]+[.N11]*[.N$1]+[.O11]*[.O$1]+[.P11]*[.P$1]+[.Q11]*[.Q$1]+[.R11]*[.R$1]+[.S11]*[.S$1]+[.T11]*[.T$1]+[.U11]*[.U$1]+[.V11]*[.V$1]+[.W11]*[.W$1]+[.X11]*[.X$1]+[.Y11]*[.Y$1]+[.Z11]*[.Z$1]+[.AA11]*[.AA$1]+[.AB11]*[.AB$1]+[.AC11]*[.AC$1])/[.AD$1]" office:value-type="float" office:value="4.5209756097561">
            <text:p>4.52097560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S13_570.B13]" office:value-type="float" office:value="4.6">
            <text:p>4.6</text:p>
          </table:table-cell>
          <table:table-cell table:formula="of:=[S13_476.B13]" office:value-type="float" office:value="4.8">
            <text:p>4.8</text:p>
          </table:table-cell>
          <table:table-cell table:formula="of:=[S13_480.B13]" office:value-type="float" office:value="4.6">
            <text:p>4.6</text:p>
          </table:table-cell>
          <table:table-cell table:formula="of:=[F12_480.B13]" office:value-type="float" office:value="4.7">
            <text:p>4.7</text:p>
          </table:table-cell>
          <table:table-cell table:formula="of:=[F12_376.B13]" office:value-type="float" office:value="4.8">
            <text:p>4.8</text:p>
          </table:table-cell>
          <table:table-cell table:formula="of:=[F12_375.B13]" office:value-type="float" office:value="4.7">
            <text:p>4.7</text:p>
          </table:table-cell>
          <table:table-cell table:formula="of:=[S12_480.B13]" office:value-type="float" office:value="4.7">
            <text:p>4.7</text:p>
          </table:table-cell>
          <table:table-cell table:formula="of:=[S12_476.B13]" office:value-type="float" office:value="4.6">
            <text:p>4.6</text:p>
          </table:table-cell>
          <table:table-cell table:formula="of:=[S12_370.B13]" office:value-type="float" office:value="4.6">
            <text:p>4.6</text:p>
          </table:table-cell>
          <table:table-cell table:formula="of:=[F11_480.B13]" office:value-type="float" office:value="4.8">
            <text:p>4.8</text:p>
          </table:table-cell>
          <table:table-cell table:formula="of:=[F11_376_1.B13]" office:value-type="float" office:value="4.8">
            <text:p>4.8</text:p>
          </table:table-cell>
          <table:table-cell table:formula="of:=[F11_376_2.B13]" office:value-type="float" office:value="4.6">
            <text:p>4.6</text:p>
          </table:table-cell>
          <table:table-cell table:formula="of:=[F11_375.B13]" office:value-type="float" office:value="4.8">
            <text:p>4.8</text:p>
          </table:table-cell>
          <table:table-cell table:formula="of:=[S11_370_3.B13]" office:value-type="float" office:value="4.5">
            <text:p>4.5</text:p>
          </table:table-cell>
          <table:table-cell table:formula="of:=[S11_476.B13]" office:value-type="float" office:value="4.9">
            <text:p>4.9</text:p>
          </table:table-cell>
          <table:table-cell table:formula="of:=[S11_480.B13]" office:value-type="float" office:value="4.4">
            <text:p>4.4</text:p>
          </table:table-cell>
          <table:table-cell table:formula="of:=[S11_370_2.B13]" office:value-type="float" office:value="4.5">
            <text:p>4.5</text:p>
          </table:table-cell>
          <table:table-cell table:formula="of:=[F10_376_2.B13]" office:value-type="float" office:value="4.8">
            <text:p>4.8</text:p>
          </table:table-cell>
          <table:table-cell table:formula="of:=[F10_376_1.B13]" office:value-type="float" office:value="4.6">
            <text:p>4.6</text:p>
          </table:table-cell>
          <table:table-cell table:formula="of:=[F10_480.B13]" office:value-type="float" office:value="4.6">
            <text:p>4.6</text:p>
          </table:table-cell>
          <table:table-cell table:formula="of:=[F10_375.B349]" office:value-type="float" office:value="4.9">
            <text:p>4.9</text:p>
          </table:table-cell>
          <table:table-cell table:formula="of:=[S10_370.B13]" office:value-type="float" office:value="4.6">
            <text:p>4.6</text:p>
          </table:table-cell>
          <table:table-cell table:formula="of:=[S10_476.B13]" office:value-type="float" office:value="4.6">
            <text:p>4.6</text:p>
          </table:table-cell>
          <table:table-cell table:formula="of:=[S10_375.B13]" office:value-type="float" office:value="4.6">
            <text:p>4.6</text:p>
          </table:table-cell>
          <table:table-cell table:formula="of:=[F09_480_1.B13]" office:value-type="float" office:value="4.5">
            <text:p>4.5</text:p>
          </table:table-cell>
          <table:table-cell table:formula="of:=[F09_480_2.B13]" office:value-type="float" office:value="4.9">
            <text:p>4.9</text:p>
          </table:table-cell>
          <table:table-cell table:formula="of:=[F09_376_1.B13]" office:value-type="float" office:value="4.3">
            <text:p>4.3</text:p>
          </table:table-cell>
          <table:table-cell table:formula="of:=[F09_376_2.B13]" office:value-type="float" office:value="4.6">
            <text:p>4.6</text:p>
          </table:table-cell>
          <table:table-cell table:formula="of:=([.B12]*[.B$1]+[.C12]*[.C$1]+[.D12]*[.D$1]+[.E12]*[.E$1]+[.F12]*[.F$1]+[.G12]*[.G$1]+[.H12]*[.H$1]+[.I12]*[.I$1]+[.J12]*[.J$1]+[.K12]*[.K$1]+[.L12]*[.L$1]+[.M12]*[.M$1]+[.N12]*[.N$1]+[.O12]*[.O$1]+[.P12]*[.P$1]+[.Q12]*[.Q$1]+[.R12]*[.R$1]+[.S12]*[.S$1]+[.T12]*[.T$1]+[.U12]*[.U$1]+[.V12]*[.V$1]+[.W12]*[.W$1]+[.X12]*[.X$1]+[.Y12]*[.Y$1]+[.Z12]*[.Z$1]+[.AA12]*[.AA$1]+[.AB12]*[.AB$1]+[.AC12]*[.AC$1])/[.AD$1]" office:value-type="float" office:value="4.62926829268293">
            <text:p>4.62926829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S13_570.B14]" office:value-type="float" office:value="4.2">
            <text:p>4.2</text:p>
          </table:table-cell>
          <table:table-cell table:formula="of:=[S13_476.B14]" office:value-type="float" office:value="4.2">
            <text:p>4.2</text:p>
          </table:table-cell>
          <table:table-cell table:formula="of:=[S13_480.B14]" office:value-type="float" office:value="4.3">
            <text:p>4.3</text:p>
          </table:table-cell>
          <table:table-cell table:formula="of:=[F12_480.B14]" office:value-type="float" office:value="4.3">
            <text:p>4.3</text:p>
          </table:table-cell>
          <table:table-cell table:formula="of:=[F12_376.B14]" office:value-type="float" office:value="4.6">
            <text:p>4.6</text:p>
          </table:table-cell>
          <table:table-cell table:formula="of:=[F12_375.B14]" office:value-type="float" office:value="4.5">
            <text:p>4.5</text:p>
          </table:table-cell>
          <table:table-cell table:formula="of:=[S12_480.B14]" office:value-type="float" office:value="4.4">
            <text:p>4.4</text:p>
          </table:table-cell>
          <table:table-cell table:formula="of:=[S12_476.B14]" office:value-type="float" office:value="4.3">
            <text:p>4.3</text:p>
          </table:table-cell>
          <table:table-cell table:formula="of:=[S12_370.B14]" office:value-type="float" office:value="3.9">
            <text:p>3.9</text:p>
          </table:table-cell>
          <table:table-cell table:formula="of:=[F11_480.B14]" office:value-type="float" office:value="4.9">
            <text:p>4.9</text:p>
          </table:table-cell>
          <table:table-cell table:formula="of:=[F11_376_1.B14]" office:value-type="float" office:value="4.7">
            <text:p>4.7</text:p>
          </table:table-cell>
          <table:table-cell table:formula="of:=[F11_376_2.B14]" office:value-type="float" office:value="4.2">
            <text:p>4.2</text:p>
          </table:table-cell>
          <table:table-cell table:formula="of:=[F11_375.B14]" office:value-type="float" office:value="4.5">
            <text:p>4.5</text:p>
          </table:table-cell>
          <table:table-cell table:formula="of:=[S11_370_3.B14]" office:value-type="float" office:value="3.9">
            <text:p>3.9</text:p>
          </table:table-cell>
          <table:table-cell table:formula="of:=[S11_476.B14]" office:value-type="float" office:value="4.6">
            <text:p>4.6</text:p>
          </table:table-cell>
          <table:table-cell table:formula="of:=[S11_480.B14]" office:value-type="float" office:value="4.3">
            <text:p>4.3</text:p>
          </table:table-cell>
          <table:table-cell table:formula="of:=[S11_370_2.B14]" office:value-type="float" office:value="3.8">
            <text:p>3.8</text:p>
          </table:table-cell>
          <table:table-cell table:formula="of:=[F10_376_2.B14]" office:value-type="float" office:value="4.5">
            <text:p>4.5</text:p>
          </table:table-cell>
          <table:table-cell table:formula="of:=[F10_376_1.B14]" office:value-type="float" office:value="4.2">
            <text:p>4.2</text:p>
          </table:table-cell>
          <table:table-cell table:formula="of:=[F10_480.B14]" office:value-type="float" office:value="4.4">
            <text:p>4.4</text:p>
          </table:table-cell>
          <table:table-cell table:formula="of:=[F10_375.B350]" office:value-type="float" office:value="4.7">
            <text:p>4.7</text:p>
          </table:table-cell>
          <table:table-cell table:formula="of:=[S10_370.B14]" office:value-type="float" office:value="4.2">
            <text:p>4.2</text:p>
          </table:table-cell>
          <table:table-cell table:formula="of:=[S10_476.B14]" office:value-type="float" office:value="4.7">
            <text:p>4.7</text:p>
          </table:table-cell>
          <table:table-cell table:formula="of:=[S10_375.B14]" office:value-type="float" office:value="4.3">
            <text:p>4.3</text:p>
          </table:table-cell>
          <table:table-cell table:formula="of:=[F09_480_1.B14]" office:value-type="float" office:value="4">
            <text:p>4</text:p>
          </table:table-cell>
          <table:table-cell table:formula="of:=[F09_480_2.B14]" office:value-type="float" office:value="4.4">
            <text:p>4.4</text:p>
          </table:table-cell>
          <table:table-cell table:formula="of:=[F09_376_1.B14]" office:value-type="float" office:value="4">
            <text:p>4</text:p>
          </table:table-cell>
          <table:table-cell table:formula="of:=[F09_376_2.B14]" office:value-type="float" office:value="3.9">
            <text:p>3.9</text:p>
          </table:table-cell>
          <table:table-cell table:formula="of:=([.B13]*[.B$1]+[.C13]*[.C$1]+[.D13]*[.D$1]+[.E13]*[.E$1]+[.F13]*[.F$1]+[.G13]*[.G$1]+[.H13]*[.H$1]+[.I13]*[.I$1]+[.J13]*[.J$1]+[.K13]*[.K$1]+[.L13]*[.L$1]+[.M13]*[.M$1]+[.N13]*[.N$1]+[.O13]*[.O$1]+[.P13]*[.P$1]+[.Q13]*[.Q$1]+[.R13]*[.R$1]+[.S13]*[.S$1]+[.T13]*[.T$1]+[.U13]*[.U$1]+[.V13]*[.V$1]+[.W13]*[.W$1]+[.X13]*[.X$1]+[.Y13]*[.Y$1]+[.Z13]*[.Z$1]+[.AA13]*[.AA$1]+[.AB13]*[.AB$1]+[.AC13]*[.AC$1])/[.AD$1]" office:value-type="float" office:value="4.27170731707317">
            <text:p>4.27170731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S13_570.B15]" office:value-type="float" office:value="4.2">
            <text:p>4.2</text:p>
          </table:table-cell>
          <table:table-cell table:formula="of:=[S13_476.B15]" office:value-type="float" office:value="4.5">
            <text:p>4.5</text:p>
          </table:table-cell>
          <table:table-cell table:formula="of:=[S13_480.B15]" office:value-type="float" office:value="3.8">
            <text:p>3.8</text:p>
          </table:table-cell>
          <table:table-cell table:formula="of:=[F12_480.B15]" office:value-type="float" office:value="4.4">
            <text:p>4.4</text:p>
          </table:table-cell>
          <table:table-cell table:formula="of:=[F12_376.B15]" office:value-type="float" office:value="4.4">
            <text:p>4.4</text:p>
          </table:table-cell>
          <table:table-cell table:formula="of:=[F12_375.B15]" office:value-type="float" office:value="4.2">
            <text:p>4.2</text:p>
          </table:table-cell>
          <table:table-cell table:formula="of:=[S12_480.B15]" office:value-type="float" office:value="4.3">
            <text:p>4.3</text:p>
          </table:table-cell>
          <table:table-cell table:formula="of:=[S12_476.B15]" office:value-type="float" office:value="4.5">
            <text:p>4.5</text:p>
          </table:table-cell>
          <table:table-cell table:formula="of:=[S12_370.B15]" office:value-type="float" office:value="4.5">
            <text:p>4.5</text:p>
          </table:table-cell>
          <table:table-cell table:formula="of:=[F11_480.B15]" office:value-type="float" office:value="4.4">
            <text:p>4.4</text:p>
          </table:table-cell>
          <table:table-cell table:formula="of:=[F11_376_1.B15]" office:value-type="float" office:value="4.5">
            <text:p>4.5</text:p>
          </table:table-cell>
          <table:table-cell table:formula="of:=[F11_376_2.B15]" office:value-type="float" office:value="4.2">
            <text:p>4.2</text:p>
          </table:table-cell>
          <table:table-cell table:formula="of:=[F11_375.B15]" office:value-type="float" office:value="4.4">
            <text:p>4.4</text:p>
          </table:table-cell>
          <table:table-cell table:formula="of:=[S11_370_3.B15]" office:value-type="float" office:value="4">
            <text:p>4</text:p>
          </table:table-cell>
          <table:table-cell table:formula="of:=[S11_476.B15]" office:value-type="float" office:value="4.6">
            <text:p>4.6</text:p>
          </table:table-cell>
          <table:table-cell table:formula="of:=[S11_480.B15]" office:value-type="float" office:value="4.1">
            <text:p>4.1</text:p>
          </table:table-cell>
          <table:table-cell table:formula="of:=[S11_370_2.B15]" office:value-type="float" office:value="4.1">
            <text:p>4.1</text:p>
          </table:table-cell>
          <table:table-cell table:formula="of:=[F10_376_2.B15]" office:value-type="float" office:value="4.7">
            <text:p>4.7</text:p>
          </table:table-cell>
          <table:table-cell table:formula="of:=[F10_376_1.B15]" office:value-type="float" office:value="4">
            <text:p>4</text:p>
          </table:table-cell>
          <table:table-cell table:formula="of:=[F10_480.B15]" office:value-type="float" office:value="4.2">
            <text:p>4.2</text:p>
          </table:table-cell>
          <table:table-cell table:formula="of:=[F10_375.B351]" office:value-type="float" office:value="4.6">
            <text:p>4.6</text:p>
          </table:table-cell>
          <table:table-cell table:formula="of:=[S10_370.B15]" office:value-type="float" office:value="4.5">
            <text:p>4.5</text:p>
          </table:table-cell>
          <table:table-cell table:formula="of:=[S10_476.B15]" office:value-type="float" office:value="4.7">
            <text:p>4.7</text:p>
          </table:table-cell>
          <table:table-cell table:formula="of:=[S10_375.B15]" office:value-type="float" office:value="4.3">
            <text:p>4.3</text:p>
          </table:table-cell>
          <table:table-cell table:formula="of:=[F09_480_1.B15]" office:value-type="float" office:value="4.3">
            <text:p>4.3</text:p>
          </table:table-cell>
          <table:table-cell table:formula="of:=[F09_480_2.B15]" office:value-type="float" office:value="4.4">
            <text:p>4.4</text:p>
          </table:table-cell>
          <table:table-cell table:formula="of:=[F09_376_1.B15]" office:value-type="float" office:value="4">
            <text:p>4</text:p>
          </table:table-cell>
          <table:table-cell table:formula="of:=[F09_376_2.B15]" office:value-type="float" office:value="4.1">
            <text:p>4.1</text:p>
          </table:table-cell>
          <table:table-cell table:formula="of:=([.B14]*[.B$1]+[.C14]*[.C$1]+[.D14]*[.D$1]+[.E14]*[.E$1]+[.F14]*[.F$1]+[.G14]*[.G$1]+[.H14]*[.H$1]+[.I14]*[.I$1]+[.J14]*[.J$1]+[.K14]*[.K$1]+[.L14]*[.L$1]+[.M14]*[.M$1]+[.N14]*[.N$1]+[.O14]*[.O$1]+[.P14]*[.P$1]+[.Q14]*[.Q$1]+[.R14]*[.R$1]+[.S14]*[.S$1]+[.T14]*[.T$1]+[.U14]*[.U$1]+[.V14]*[.V$1]+[.W14]*[.W$1]+[.X14]*[.X$1]+[.Y14]*[.Y$1]+[.Z14]*[.Z$1]+[.AA14]*[.AA$1]+[.AB14]*[.AB$1]+[.AC14]*[.AC$1])/[.AD$1]" office:value-type="float" office:value="4.30520325203252">
            <text:p>4.3052032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S13_570.B16]" office:value-type="float" office:value="4.6">
            <text:p>4.6</text:p>
          </table:table-cell>
          <table:table-cell table:formula="of:=[S13_476.B16]" office:value-type="float" office:value="4.7">
            <text:p>4.7</text:p>
          </table:table-cell>
          <table:table-cell table:formula="of:=[S13_480.B16]" office:value-type="float" office:value="4.6">
            <text:p>4.6</text:p>
          </table:table-cell>
          <table:table-cell table:formula="of:=[F12_480.B16]" office:value-type="float" office:value="4.6">
            <text:p>4.6</text:p>
          </table:table-cell>
          <table:table-cell table:formula="of:=[F12_376.B16]" office:value-type="float" office:value="4.8">
            <text:p>4.8</text:p>
          </table:table-cell>
          <table:table-cell table:formula="of:=[F12_375.B16]" office:value-type="float" office:value="4.7">
            <text:p>4.7</text:p>
          </table:table-cell>
          <table:table-cell table:formula="of:=[S12_480.B16]" office:value-type="float" office:value="4.6">
            <text:p>4.6</text:p>
          </table:table-cell>
          <table:table-cell table:formula="of:=[S12_476.B16]" office:value-type="float" office:value="4.6">
            <text:p>4.6</text:p>
          </table:table-cell>
          <table:table-cell table:formula="of:=[S12_370.B16]" office:value-type="float" office:value="4.6">
            <text:p>4.6</text:p>
          </table:table-cell>
          <table:table-cell table:formula="of:=[F11_480.B16]" office:value-type="float" office:value="4.9">
            <text:p>4.9</text:p>
          </table:table-cell>
          <table:table-cell table:formula="of:=[F11_376_1.B16]" office:value-type="float" office:value="4.8">
            <text:p>4.8</text:p>
          </table:table-cell>
          <table:table-cell table:formula="of:=[F11_376_2.B16]" office:value-type="float" office:value="4.4">
            <text:p>4.4</text:p>
          </table:table-cell>
          <table:table-cell table:formula="of:=[F11_375.B16]" office:value-type="float" office:value="4.8">
            <text:p>4.8</text:p>
          </table:table-cell>
          <table:table-cell table:formula="of:=[S11_370_3.B16]" office:value-type="float" office:value="4.4">
            <text:p>4.4</text:p>
          </table:table-cell>
          <table:table-cell table:formula="of:=[S11_476.B16]" office:value-type="float" office:value="4.6">
            <text:p>4.6</text:p>
          </table:table-cell>
          <table:table-cell table:formula="of:=[S11_480.B16]" office:value-type="float" office:value="4.6">
            <text:p>4.6</text:p>
          </table:table-cell>
          <table:table-cell table:formula="of:=[S11_370_2.B16]" office:value-type="float" office:value="4.4">
            <text:p>4.4</text:p>
          </table:table-cell>
          <table:table-cell table:formula="of:=[F10_376_2.B16]" office:value-type="float" office:value="4.7">
            <text:p>4.7</text:p>
          </table:table-cell>
          <table:table-cell table:formula="of:=[F10_376_1.B16]" office:value-type="float" office:value="4.5">
            <text:p>4.5</text:p>
          </table:table-cell>
          <table:table-cell table:formula="of:=[F10_480.B16]" office:value-type="float" office:value="4.6">
            <text:p>4.6</text:p>
          </table:table-cell>
          <table:table-cell table:formula="of:=[F10_375.B352]" office:value-type="float" office:value="4.8">
            <text:p>4.8</text:p>
          </table:table-cell>
          <table:table-cell table:formula="of:=[S10_370.B16]" office:value-type="float" office:value="4.6">
            <text:p>4.6</text:p>
          </table:table-cell>
          <table:table-cell table:formula="of:=[S10_476.B16]" office:value-type="float" office:value="4.6">
            <text:p>4.6</text:p>
          </table:table-cell>
          <table:table-cell table:formula="of:=[S10_375.B16]" office:value-type="float" office:value="4.7">
            <text:p>4.7</text:p>
          </table:table-cell>
          <table:table-cell table:formula="of:=[F09_480_1.B16]" office:value-type="float" office:value="4.3">
            <text:p>4.3</text:p>
          </table:table-cell>
          <table:table-cell table:formula="of:=[F09_480_2.B16]" office:value-type="float" office:value="4.8">
            <text:p>4.8</text:p>
          </table:table-cell>
          <table:table-cell table:formula="of:=[F09_376_1.B16]" office:value-type="float" office:value="4.4">
            <text:p>4.4</text:p>
          </table:table-cell>
          <table:table-cell table:formula="of:=[F09_376_2.B16]" office:value-type="float" office:value="4.3">
            <text:p>4.3</text:p>
          </table:table-cell>
          <table:table-cell table:formula="of:=([.B15]*[.B$1]+[.C15]*[.C$1]+[.D15]*[.D$1]+[.E15]*[.E$1]+[.F15]*[.F$1]+[.G15]*[.G$1]+[.H15]*[.H$1]+[.I15]*[.I$1]+[.J15]*[.J$1]+[.K15]*[.K$1]+[.L15]*[.L$1]+[.M15]*[.M$1]+[.N15]*[.N$1]+[.O15]*[.O$1]+[.P15]*[.P$1]+[.Q15]*[.Q$1]+[.R15]*[.R$1]+[.S15]*[.S$1]+[.T15]*[.T$1]+[.U15]*[.U$1]+[.V15]*[.V$1]+[.W15]*[.W$1]+[.X15]*[.X$1]+[.Y15]*[.Y$1]+[.Z15]*[.Z$1]+[.AA15]*[.AA$1]+[.AB15]*[.AB$1]+[.AC15]*[.AC$1])/[.AD$1]" office:value-type="float" office:value="4.59186991869919">
            <text:p>4.59186991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S13_570.B17]" office:value-type="float" office:value="4.8">
            <text:p>4.8</text:p>
          </table:table-cell>
          <table:table-cell table:formula="of:=[S13_476.B17]" office:value-type="float" office:value="5">
            <text:p>5</text:p>
          </table:table-cell>
          <table:table-cell table:formula="of:=[S13_480.B17]" office:value-type="float" office:value="4.9">
            <text:p>4.9</text:p>
          </table:table-cell>
          <table:table-cell table:formula="of:=[F12_480.B17]" office:value-type="float" office:value="4.9">
            <text:p>4.9</text:p>
          </table:table-cell>
          <table:table-cell table:formula="of:=[F12_376.B17]" office:value-type="float" office:value="4.9">
            <text:p>4.9</text:p>
          </table:table-cell>
          <table:table-cell table:formula="of:=[F12_375.B17]" office:value-type="float" office:value="5">
            <text:p>5</text:p>
          </table:table-cell>
          <table:table-cell table:formula="of:=[S12_480.B17]" office:value-type="float" office:value="5">
            <text:p>5</text:p>
          </table:table-cell>
          <table:table-cell table:formula="of:=[S12_476.B17]" office:value-type="float" office:value="4.9">
            <text:p>4.9</text:p>
          </table:table-cell>
          <table:table-cell table:formula="of:=[S12_370.B17]" office:value-type="float" office:value="4.7">
            <text:p>4.7</text:p>
          </table:table-cell>
          <table:table-cell table:formula="of:=[F11_480.B17]" office:value-type="float" office:value="5">
            <text:p>5</text:p>
          </table:table-cell>
          <table:table-cell table:formula="of:=[F11_376_1.B17]" office:value-type="float" office:value="4.9">
            <text:p>4.9</text:p>
          </table:table-cell>
          <table:table-cell table:formula="of:=[F11_376_2.B17]" office:value-type="float" office:value="4.9">
            <text:p>4.9</text:p>
          </table:table-cell>
          <table:table-cell table:formula="of:=[F11_375.B17]" office:value-type="float" office:value="5">
            <text:p>5</text:p>
          </table:table-cell>
          <table:table-cell table:formula="of:=[S11_370_3.B17]" office:value-type="float" office:value="4.8">
            <text:p>4.8</text:p>
          </table:table-cell>
          <table:table-cell table:formula="of:=[S11_476.B17]" office:value-type="float" office:value="5">
            <text:p>5</text:p>
          </table:table-cell>
          <table:table-cell table:formula="of:=[S11_480.B17]" office:value-type="float" office:value="4.9">
            <text:p>4.9</text:p>
          </table:table-cell>
          <table:table-cell table:formula="of:=[S11_370_2.B17]" office:value-type="float" office:value="4.7">
            <text:p>4.7</text:p>
          </table:table-cell>
          <table:table-cell table:formula="of:=[F10_376_2.B17]" office:value-type="float" office:value="4.8">
            <text:p>4.8</text:p>
          </table:table-cell>
          <table:table-cell table:formula="of:=[F10_376_1.B17]" office:value-type="float" office:value="5">
            <text:p>5</text:p>
          </table:table-cell>
          <table:table-cell table:formula="of:=[F10_480.B17]" office:value-type="float" office:value="4.8">
            <text:p>4.8</text:p>
          </table:table-cell>
          <table:table-cell table:formula="of:=[F10_375.B353]" office:value-type="float" office:value="4.9">
            <text:p>4.9</text:p>
          </table:table-cell>
          <table:table-cell table:formula="of:=[S10_370.B17]" office:value-type="float" office:value="4.8">
            <text:p>4.8</text:p>
          </table:table-cell>
          <table:table-cell table:formula="of:=[S10_476.B17]" office:value-type="float" office:value="4.8">
            <text:p>4.8</text:p>
          </table:table-cell>
          <table:table-cell table:formula="of:=[S10_375.B17]" office:value-type="float" office:value="4.8">
            <text:p>4.8</text:p>
          </table:table-cell>
          <table:table-cell table:formula="of:=[F09_480_1.B17]" office:value-type="float" office:value="4.6">
            <text:p>4.6</text:p>
          </table:table-cell>
          <table:table-cell table:formula="of:=[F09_480_2.B17]" office:value-type="float" office:value="5">
            <text:p>5</text:p>
          </table:table-cell>
          <table:table-cell table:formula="of:=[F09_376_1.B17]" office:value-type="float" office:value="4.3">
            <text:p>4.3</text:p>
          </table:table-cell>
          <table:table-cell table:formula="of:=[F09_376_2.B17]" office:value-type="float" office:value="4.7">
            <text:p>4.7</text:p>
          </table:table-cell>
          <table:table-cell table:formula="of:=([.B16]*[.B$1]+[.C16]*[.C$1]+[.D16]*[.D$1]+[.E16]*[.E$1]+[.F16]*[.F$1]+[.G16]*[.G$1]+[.H16]*[.H$1]+[.I16]*[.I$1]+[.J16]*[.J$1]+[.K16]*[.K$1]+[.L16]*[.L$1]+[.M16]*[.M$1]+[.N16]*[.N$1]+[.O16]*[.O$1]+[.P16]*[.P$1]+[.Q16]*[.Q$1]+[.R16]*[.R$1]+[.S16]*[.S$1]+[.T16]*[.T$1]+[.U16]*[.U$1]+[.V16]*[.V$1]+[.W16]*[.W$1]+[.X16]*[.X$1]+[.Y16]*[.Y$1]+[.Z16]*[.Z$1]+[.AA16]*[.AA$1]+[.AB16]*[.AB$1]+[.AC16]*[.AC$1])/[.AD$1]" office:value-type="float" office:value="4.83317073170732">
            <text:p>4.83317073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S13_570.B18]" office:value-type="float" office:value="4.6">
            <text:p>4.6</text:p>
          </table:table-cell>
          <table:table-cell table:formula="of:=[S13_476.B18]" office:value-type="float" office:value="5">
            <text:p>5</text:p>
          </table:table-cell>
          <table:table-cell table:formula="of:=[S13_480.B18]" office:value-type="float" office:value="4.9">
            <text:p>4.9</text:p>
          </table:table-cell>
          <table:table-cell table:formula="of:=[F12_480.B18]" office:value-type="float" office:value="5">
            <text:p>5</text:p>
          </table:table-cell>
          <table:table-cell table:formula="of:=[F12_376.B18]" office:value-type="float" office:value="4.9">
            <text:p>4.9</text:p>
          </table:table-cell>
          <table:table-cell table:formula="of:=[F12_375.B18]" office:value-type="float" office:value="5">
            <text:p>5</text:p>
          </table:table-cell>
          <table:table-cell table:formula="of:=[S12_480.B18]" office:value-type="float" office:value="4.7">
            <text:p>4.7</text:p>
          </table:table-cell>
          <table:table-cell table:formula="of:=[S12_476.B18]" office:value-type="float" office:value="4.7">
            <text:p>4.7</text:p>
          </table:table-cell>
          <table:table-cell table:formula="of:=[S12_370.B18]" office:value-type="float" office:value="4.9">
            <text:p>4.9</text:p>
          </table:table-cell>
          <table:table-cell table:formula="of:=[F11_480.B18]" office:value-type="float" office:value="4.8">
            <text:p>4.8</text:p>
          </table:table-cell>
          <table:table-cell table:formula="of:=[F11_376_1.B18]" office:value-type="float" office:value="5">
            <text:p>5</text:p>
          </table:table-cell>
          <table:table-cell table:formula="of:=[F11_376_2.B18]" office:value-type="float" office:value="4.6">
            <text:p>4.6</text:p>
          </table:table-cell>
          <table:table-cell table:formula="of:=[F11_375.B18]" office:value-type="float" office:value="4.8">
            <text:p>4.8</text:p>
          </table:table-cell>
          <table:table-cell table:formula="of:=[S11_370_3.B18]" office:value-type="float" office:value="4.8">
            <text:p>4.8</text:p>
          </table:table-cell>
          <table:table-cell table:formula="of:=[S11_476.B18]" office:value-type="float" office:value="4.6">
            <text:p>4.6</text:p>
          </table:table-cell>
          <table:table-cell table:formula="of:=[S11_480.B18]" office:value-type="float" office:value="4.8">
            <text:p>4.8</text:p>
          </table:table-cell>
          <table:table-cell table:formula="of:=[S11_370_2.B18]" office:value-type="float" office:value="4.6">
            <text:p>4.6</text:p>
          </table:table-cell>
          <table:table-cell table:formula="of:=[F10_376_2.B18]" office:value-type="float" office:value="4.8">
            <text:p>4.8</text:p>
          </table:table-cell>
          <table:table-cell table:formula="of:=[F10_376_1.B18]" office:value-type="float" office:value="4.8">
            <text:p>4.8</text:p>
          </table:table-cell>
          <table:table-cell table:formula="of:=[F10_480.B18]" office:value-type="float" office:value="4.8">
            <text:p>4.8</text:p>
          </table:table-cell>
          <table:table-cell table:formula="of:=[F10_375.B354]" office:value-type="float" office:value="4.8">
            <text:p>4.8</text:p>
          </table:table-cell>
          <table:table-cell table:formula="of:=[S10_370.B18]" office:value-type="float" office:value="4.6">
            <text:p>4.6</text:p>
          </table:table-cell>
          <table:table-cell table:formula="of:=[S10_476.B18]" office:value-type="float" office:value="4.7">
            <text:p>4.7</text:p>
          </table:table-cell>
          <table:table-cell table:formula="of:=[S10_375.B18]" office:value-type="float" office:value="4.7">
            <text:p>4.7</text:p>
          </table:table-cell>
          <table:table-cell table:formula="of:=[F09_480_1.B18]" office:value-type="float" office:value="4.7">
            <text:p>4.7</text:p>
          </table:table-cell>
          <table:table-cell table:formula="of:=[F09_480_2.B18]" office:value-type="float" office:value="5">
            <text:p>5</text:p>
          </table:table-cell>
          <table:table-cell table:formula="of:=[F09_376_1.B18]" office:value-type="float" office:value="4.4">
            <text:p>4.4</text:p>
          </table:table-cell>
          <table:table-cell table:formula="of:=[F09_376_2.B18]" office:value-type="float" office:value="4.5">
            <text:p>4.5</text:p>
          </table:table-cell>
          <table:table-cell table:formula="of:=([.B17]*[.B$1]+[.C17]*[.C$1]+[.D17]*[.D$1]+[.E17]*[.E$1]+[.F17]*[.F$1]+[.G17]*[.G$1]+[.H17]*[.H$1]+[.I17]*[.I$1]+[.J17]*[.J$1]+[.K17]*[.K$1]+[.L17]*[.L$1]+[.M17]*[.M$1]+[.N17]*[.N$1]+[.O17]*[.O$1]+[.P17]*[.P$1]+[.Q17]*[.Q$1]+[.R17]*[.R$1]+[.S17]*[.S$1]+[.T17]*[.T$1]+[.U17]*[.U$1]+[.V17]*[.V$1]+[.W17]*[.W$1]+[.X17]*[.X$1]+[.Y17]*[.Y$1]+[.Z17]*[.Z$1]+[.AA17]*[.AA$1]+[.AB17]*[.AB$1]+[.AC17]*[.AC$1])/[.AD$1]" office:value-type="float" office:value="4.76211382113821">
            <text:p>4.76211382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S13_570.B19]" office:value-type="float" office:value="4.4">
            <text:p>4.4</text:p>
          </table:table-cell>
          <table:table-cell table:formula="of:=[S13_476.B19]" office:value-type="float" office:value="4.4">
            <text:p>4.4</text:p>
          </table:table-cell>
          <table:table-cell table:formula="of:=[S13_480.B19]" office:value-type="float" office:value="4.8">
            <text:p>4.8</text:p>
          </table:table-cell>
          <table:table-cell table:formula="of:=[F12_480.B19]" office:value-type="float" office:value="4.7">
            <text:p>4.7</text:p>
          </table:table-cell>
          <table:table-cell table:formula="of:=[F12_376.B19]" office:value-type="float" office:value="4.8">
            <text:p>4.8</text:p>
          </table:table-cell>
          <table:table-cell table:formula="of:=[F12_375.B19]" office:value-type="float" office:value="4.8">
            <text:p>4.8</text:p>
          </table:table-cell>
          <table:table-cell table:formula="of:=[S12_480.B19]" office:value-type="float" office:value="4.8">
            <text:p>4.8</text:p>
          </table:table-cell>
          <table:table-cell table:formula="of:=[S12_476.B19]" office:value-type="float" office:value="4.5">
            <text:p>4.5</text:p>
          </table:table-cell>
          <table:table-cell table:formula="of:=[S12_370.B19]" office:value-type="float" office:value="4.7">
            <text:p>4.7</text:p>
          </table:table-cell>
          <table:table-cell table:formula="of:=[F11_480.B19]" office:value-type="float" office:value="4.9">
            <text:p>4.9</text:p>
          </table:table-cell>
          <table:table-cell table:formula="of:=[F11_376_1.B19]" office:value-type="float" office:value="4.8">
            <text:p>4.8</text:p>
          </table:table-cell>
          <table:table-cell table:formula="of:=[F11_376_2.B19]" office:value-type="float" office:value="4.6">
            <text:p>4.6</text:p>
          </table:table-cell>
          <table:table-cell table:formula="of:=[F11_375.B19]" office:value-type="float" office:value="4.7">
            <text:p>4.7</text:p>
          </table:table-cell>
          <table:table-cell table:formula="of:=[S11_370_3.B19]" office:value-type="float" office:value="4.4">
            <text:p>4.4</text:p>
          </table:table-cell>
          <table:table-cell table:formula="of:=[S11_476.B19]" office:value-type="float" office:value="4.8">
            <text:p>4.8</text:p>
          </table:table-cell>
          <table:table-cell table:formula="of:=[S11_480.B19]" office:value-type="float" office:value="4.4">
            <text:p>4.4</text:p>
          </table:table-cell>
          <table:table-cell table:formula="of:=[S11_370_2.B19]" office:value-type="float" office:value="4.2">
            <text:p>4.2</text:p>
          </table:table-cell>
          <table:table-cell table:formula="of:=[F10_376_2.B19]" office:value-type="float" office:value="4.6">
            <text:p>4.6</text:p>
          </table:table-cell>
          <table:table-cell table:formula="of:=[F10_376_1.B19]" office:value-type="float" office:value="4.7">
            <text:p>4.7</text:p>
          </table:table-cell>
          <table:table-cell table:formula="of:=[F10_480.B19]" office:value-type="float" office:value="4.5">
            <text:p>4.5</text:p>
          </table:table-cell>
          <table:table-cell table:formula="of:=[F10_375.B355]" office:value-type="float" office:value="4.7">
            <text:p>4.7</text:p>
          </table:table-cell>
          <table:table-cell table:formula="of:=[S10_370.B19]" office:value-type="float" office:value="4.5">
            <text:p>4.5</text:p>
          </table:table-cell>
          <table:table-cell table:formula="of:=[S10_476.B19]" office:value-type="float" office:value="4.7">
            <text:p>4.7</text:p>
          </table:table-cell>
          <table:table-cell table:formula="of:=[S10_375.B19]" office:value-type="float" office:value="4.6">
            <text:p>4.6</text:p>
          </table:table-cell>
          <table:table-cell table:formula="of:=[F09_480_1.B19]" office:value-type="float" office:value="4.3">
            <text:p>4.3</text:p>
          </table:table-cell>
          <table:table-cell table:formula="of:=[F09_480_2.B19]" office:value-type="float" office:value="4.9">
            <text:p>4.9</text:p>
          </table:table-cell>
          <table:table-cell table:formula="of:=[F09_376_1.B19]" office:value-type="float" office:value="4.3">
            <text:p>4.3</text:p>
          </table:table-cell>
          <table:table-cell table:formula="of:=[F09_376_2.B19]" office:value-type="float" office:value="4.4">
            <text:p>4.4</text:p>
          </table:table-cell>
          <table:table-cell table:formula="of:=([.B18]*[.B$1]+[.C18]*[.C$1]+[.D18]*[.D$1]+[.E18]*[.E$1]+[.F18]*[.F$1]+[.G18]*[.G$1]+[.H18]*[.H$1]+[.I18]*[.I$1]+[.J18]*[.J$1]+[.K18]*[.K$1]+[.L18]*[.L$1]+[.M18]*[.M$1]+[.N18]*[.N$1]+[.O18]*[.O$1]+[.P18]*[.P$1]+[.Q18]*[.Q$1]+[.R18]*[.R$1]+[.S18]*[.S$1]+[.T18]*[.T$1]+[.U18]*[.U$1]+[.V18]*[.V$1]+[.W18]*[.W$1]+[.X18]*[.X$1]+[.Y18]*[.Y$1]+[.Z18]*[.Z$1]+[.AA18]*[.AA$1]+[.AB18]*[.AB$1]+[.AC18]*[.AC$1])/[.AD$1]" office:value-type="float" office:value="4.57967479674797">
            <text:p>4.57967479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S13_570.B20]" office:value-type="float" office:value="4.2">
            <text:p>4.2</text:p>
          </table:table-cell>
          <table:table-cell table:formula="of:=[S13_476.B20]" office:value-type="float" office:value="4.4">
            <text:p>4.4</text:p>
          </table:table-cell>
          <table:table-cell table:formula="of:=[S13_480.B20]" office:value-type="float" office:value="4.5">
            <text:p>4.5</text:p>
          </table:table-cell>
          <table:table-cell table:formula="of:=[F12_480.B20]" office:value-type="float" office:value="4.6">
            <text:p>4.6</text:p>
          </table:table-cell>
          <table:table-cell table:formula="of:=[F12_376.B20]" office:value-type="float" office:value="4.6">
            <text:p>4.6</text:p>
          </table:table-cell>
          <table:table-cell table:formula="of:=[F12_375.B20]" office:value-type="float" office:value="4.5">
            <text:p>4.5</text:p>
          </table:table-cell>
          <table:table-cell table:formula="of:=[S12_480.B20]" office:value-type="float" office:value="4.3">
            <text:p>4.3</text:p>
          </table:table-cell>
          <table:table-cell table:formula="of:=[S12_476.B20]" office:value-type="float" office:value="4.6">
            <text:p>4.6</text:p>
          </table:table-cell>
          <table:table-cell table:formula="of:=[S12_370.B20]" office:value-type="float" office:value="4.5">
            <text:p>4.5</text:p>
          </table:table-cell>
          <table:table-cell table:formula="of:=[F11_480.B20]" office:value-type="float" office:value="4.6">
            <text:p>4.6</text:p>
          </table:table-cell>
          <table:table-cell table:formula="of:=[F11_376_1.B20]" office:value-type="float" office:value="4.6">
            <text:p>4.6</text:p>
          </table:table-cell>
          <table:table-cell table:formula="of:=[F11_376_2.B20]" office:value-type="float" office:value="4.3">
            <text:p>4.3</text:p>
          </table:table-cell>
          <table:table-cell table:formula="of:=[F11_375.B20]" office:value-type="float" office:value="4.5">
            <text:p>4.5</text:p>
          </table:table-cell>
          <table:table-cell table:formula="of:=[S11_370_3.B20]" office:value-type="float" office:value="4.4">
            <text:p>4.4</text:p>
          </table:table-cell>
          <table:table-cell table:formula="of:=[S11_476.B20]" office:value-type="float" office:value="4.4">
            <text:p>4.4</text:p>
          </table:table-cell>
          <table:table-cell table:formula="of:=[S11_480.B20]" office:value-type="float" office:value="4.1">
            <text:p>4.1</text:p>
          </table:table-cell>
          <table:table-cell table:formula="of:=[S11_370_2.B20]" office:value-type="float" office:value="4.4">
            <text:p>4.4</text:p>
          </table:table-cell>
          <table:table-cell table:formula="of:=[F10_376_2.B20]" office:value-type="float" office:value="4.8">
            <text:p>4.8</text:p>
          </table:table-cell>
          <table:table-cell table:formula="of:=[F10_376_1.B20]" office:value-type="float" office:value="4.5">
            <text:p>4.5</text:p>
          </table:table-cell>
          <table:table-cell table:formula="of:=[F10_480.B20]" office:value-type="float" office:value="4.4">
            <text:p>4.4</text:p>
          </table:table-cell>
          <table:table-cell table:formula="of:=[F10_375.B356]" office:value-type="float" office:value="4.8">
            <text:p>4.8</text:p>
          </table:table-cell>
          <table:table-cell table:formula="of:=[S10_370.B20]" office:value-type="float" office:value="4.5">
            <text:p>4.5</text:p>
          </table:table-cell>
          <table:table-cell table:formula="of:=[S10_476.B20]" office:value-type="float" office:value="4.6">
            <text:p>4.6</text:p>
          </table:table-cell>
          <table:table-cell table:formula="of:=[S10_375.B20]" office:value-type="float" office:value="4.5">
            <text:p>4.5</text:p>
          </table:table-cell>
          <table:table-cell table:formula="of:=[F09_480_1.B20]" office:value-type="float" office:value="4.4">
            <text:p>4.4</text:p>
          </table:table-cell>
          <table:table-cell table:formula="of:=[F09_480_2.B20]" office:value-type="float" office:value="4.3">
            <text:p>4.3</text:p>
          </table:table-cell>
          <table:table-cell table:formula="of:=[F09_376_1.B20]" office:value-type="float" office:value="4.5">
            <text:p>4.5</text:p>
          </table:table-cell>
          <table:table-cell table:formula="of:=[F09_376_2.B20]" office:value-type="float" office:value="4.6">
            <text:p>4.6</text:p>
          </table:table-cell>
          <table:table-cell table:formula="of:=([.B19]*[.B$1]+[.C19]*[.C$1]+[.D19]*[.D$1]+[.E19]*[.E$1]+[.F19]*[.F$1]+[.G19]*[.G$1]+[.H19]*[.H$1]+[.I19]*[.I$1]+[.J19]*[.J$1]+[.K19]*[.K$1]+[.L19]*[.L$1]+[.M19]*[.M$1]+[.N19]*[.N$1]+[.O19]*[.O$1]+[.P19]*[.P$1]+[.Q19]*[.Q$1]+[.R19]*[.R$1]+[.S19]*[.S$1]+[.T19]*[.T$1]+[.U19]*[.U$1]+[.V19]*[.V$1]+[.W19]*[.W$1]+[.X19]*[.X$1]+[.Y19]*[.Y$1]+[.Z19]*[.Z$1]+[.AA19]*[.AA$1]+[.AB19]*[.AB$1]+[.AC19]*[.AC$1])/[.AD$1]" office:value-type="float" office:value="4.46666666666667">
            <text:p>4.466666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S13_570.B21]" office:value-type="float" office:value="4.2">
            <text:p>4.2</text:p>
          </table:table-cell>
          <table:table-cell table:formula="of:=[S13_476.B21]" office:value-type="float" office:value="4.6">
            <text:p>4.6</text:p>
          </table:table-cell>
          <table:table-cell table:formula="of:=[S13_480.B21]" office:value-type="float" office:value="4.7">
            <text:p>4.7</text:p>
          </table:table-cell>
          <table:table-cell table:formula="of:=[F12_480.B21]" office:value-type="float" office:value="4.7">
            <text:p>4.7</text:p>
          </table:table-cell>
          <table:table-cell table:formula="of:=[F12_376.B21]" office:value-type="float" office:value="5">
            <text:p>5</text:p>
          </table:table-cell>
          <table:table-cell table:formula="of:=[F12_375.B21]" office:value-type="float" office:value="4.9">
            <text:p>4.9</text:p>
          </table:table-cell>
          <table:table-cell table:formula="of:=[S12_480.B21]" office:value-type="float" office:value="4.6">
            <text:p>4.6</text:p>
          </table:table-cell>
          <table:table-cell table:formula="of:=[S12_476.B21]" office:value-type="float" office:value="4.6">
            <text:p>4.6</text:p>
          </table:table-cell>
          <table:table-cell table:formula="of:=[S12_370.B21]" office:value-type="float" office:value="4.7">
            <text:p>4.7</text:p>
          </table:table-cell>
          <table:table-cell table:formula="of:=[F11_480.B21]" office:value-type="float" office:value="4.9">
            <text:p>4.9</text:p>
          </table:table-cell>
          <table:table-cell table:formula="of:=[F11_376_1.B21]" office:value-type="float" office:value="4.8">
            <text:p>4.8</text:p>
          </table:table-cell>
          <table:table-cell table:formula="of:=[F11_376_2.B21]" office:value-type="float" office:value="4.3">
            <text:p>4.3</text:p>
          </table:table-cell>
          <table:table-cell table:formula="of:=[F11_375.B21]" office:value-type="float" office:value="4.6">
            <text:p>4.6</text:p>
          </table:table-cell>
          <table:table-cell table:formula="of:=[S11_370_3.B21]" office:value-type="float" office:value="4.7">
            <text:p>4.7</text:p>
          </table:table-cell>
          <table:table-cell table:formula="of:=[S11_476.B21]" office:value-type="float" office:value="4.8">
            <text:p>4.8</text:p>
          </table:table-cell>
          <table:table-cell table:formula="of:=[S11_480.B21]" office:value-type="float" office:value="4.6">
            <text:p>4.6</text:p>
          </table:table-cell>
          <table:table-cell table:formula="of:=[S11_370_2.B21]" office:value-type="float" office:value="4.5">
            <text:p>4.5</text:p>
          </table:table-cell>
          <table:table-cell table:formula="of:=[F10_376_2.B21]" office:value-type="float" office:value="4.6">
            <text:p>4.6</text:p>
          </table:table-cell>
          <table:table-cell table:formula="of:=[F10_376_1.B21]" office:value-type="float" office:value="4.8">
            <text:p>4.8</text:p>
          </table:table-cell>
          <table:table-cell table:formula="of:=[F10_480.B21]" office:value-type="float" office:value="4.7">
            <text:p>4.7</text:p>
          </table:table-cell>
          <table:table-cell table:formula="of:=[F10_375.B357]" office:value-type="float" office:value="4.9">
            <text:p>4.9</text:p>
          </table:table-cell>
          <table:table-cell table:formula="of:=[S10_370.B21]" office:value-type="float" office:value="4.6">
            <text:p>4.6</text:p>
          </table:table-cell>
          <table:table-cell table:formula="of:=[S10_476.B21]" office:value-type="float" office:value="4.6">
            <text:p>4.6</text:p>
          </table:table-cell>
          <table:table-cell table:formula="of:=[S10_375.B21]" office:value-type="float" office:value="4.6">
            <text:p>4.6</text:p>
          </table:table-cell>
          <table:table-cell table:formula="of:=[F09_480_1.B21]" office:value-type="float" office:value="4.5">
            <text:p>4.5</text:p>
          </table:table-cell>
          <table:table-cell table:formula="of:=[F09_480_2.B21]" office:value-type="float" office:value="4.8">
            <text:p>4.8</text:p>
          </table:table-cell>
          <table:table-cell table:formula="of:=[F09_376_1.B21]" office:value-type="float" office:value="4.6">
            <text:p>4.6</text:p>
          </table:table-cell>
          <table:table-cell table:formula="of:=[F09_376_2.B21]" office:value-type="float" office:value="4.7">
            <text:p>4.7</text:p>
          </table:table-cell>
          <table:table-cell table:formula="of:=([.B20]*[.B$1]+[.C20]*[.C$1]+[.D20]*[.D$1]+[.E20]*[.E$1]+[.F20]*[.F$1]+[.G20]*[.G$1]+[.H20]*[.H$1]+[.I20]*[.I$1]+[.J20]*[.J$1]+[.K20]*[.K$1]+[.L20]*[.L$1]+[.M20]*[.M$1]+[.N20]*[.N$1]+[.O20]*[.O$1]+[.P20]*[.P$1]+[.Q20]*[.Q$1]+[.R20]*[.R$1]+[.S20]*[.S$1]+[.T20]*[.T$1]+[.U20]*[.U$1]+[.V20]*[.V$1]+[.W20]*[.W$1]+[.X20]*[.X$1]+[.Y20]*[.Y$1]+[.Z20]*[.Z$1]+[.AA20]*[.AA$1]+[.AB20]*[.AB$1]+[.AC20]*[.AC$1])/[.AD$1]" office:value-type="float" office:value="4.65642276422764">
            <text:p>4.656422764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S13_570.B22]" office:value-type="float" office:value="4.4">
            <text:p>4.4</text:p>
          </table:table-cell>
          <table:table-cell table:formula="of:=[S13_476.B22]" office:value-type="float" office:value="4.8">
            <text:p>4.8</text:p>
          </table:table-cell>
          <table:table-cell table:formula="of:=[S13_480.B22]" office:value-type="float" office:value="4.7">
            <text:p>4.7</text:p>
          </table:table-cell>
          <table:table-cell table:formula="of:=[F12_480.B22]" office:value-type="float" office:value="4.9">
            <text:p>4.9</text:p>
          </table:table-cell>
          <table:table-cell table:formula="of:=[F12_376.B22]" office:value-type="float" office:value="5">
            <text:p>5</text:p>
          </table:table-cell>
          <table:table-cell table:formula="of:=[F12_375.B22]" office:value-type="float" office:value="5">
            <text:p>5</text:p>
          </table:table-cell>
          <table:table-cell table:formula="of:=[S12_480.B22]" office:value-type="float" office:value="4.7">
            <text:p>4.7</text:p>
          </table:table-cell>
          <table:table-cell table:formula="of:=[S12_476.B22]" office:value-type="float" office:value="4.8">
            <text:p>4.8</text:p>
          </table:table-cell>
          <table:table-cell table:formula="of:=[S12_370.B22]" office:value-type="float" office:value="4.9">
            <text:p>4.9</text:p>
          </table:table-cell>
          <table:table-cell table:formula="of:=[F11_480.B22]" office:value-type="float" office:value="4.8">
            <text:p>4.8</text:p>
          </table:table-cell>
          <table:table-cell table:formula="of:=[F11_376_1.B22]" office:value-type="float" office:value="4.9">
            <text:p>4.9</text:p>
          </table:table-cell>
          <table:table-cell table:formula="of:=[F11_376_2.B22]" office:value-type="float" office:value="4.6">
            <text:p>4.6</text:p>
          </table:table-cell>
          <table:table-cell table:formula="of:=[F11_375.B22]" office:value-type="float" office:value="4.8">
            <text:p>4.8</text:p>
          </table:table-cell>
          <table:table-cell table:formula="of:=[S11_370_3.B22]" office:value-type="float" office:value="4.6">
            <text:p>4.6</text:p>
          </table:table-cell>
          <table:table-cell table:formula="of:=[S11_476.B22]" office:value-type="float" office:value="4.9">
            <text:p>4.9</text:p>
          </table:table-cell>
          <table:table-cell table:formula="of:=[S11_480.B22]" office:value-type="float" office:value="4.8">
            <text:p>4.8</text:p>
          </table:table-cell>
          <table:table-cell table:formula="of:=[S11_370_2.B22]" office:value-type="float" office:value="4.6">
            <text:p>4.6</text:p>
          </table:table-cell>
          <table:table-cell table:formula="of:=[F10_376_2.B22]" office:value-type="float" office:value="4.8">
            <text:p>4.8</text:p>
          </table:table-cell>
          <table:table-cell table:formula="of:=[F10_376_1.B22]" office:value-type="float" office:value="4.9">
            <text:p>4.9</text:p>
          </table:table-cell>
          <table:table-cell table:formula="of:=[F10_480.B22]" office:value-type="float" office:value="4.7">
            <text:p>4.7</text:p>
          </table:table-cell>
          <table:table-cell table:formula="of:=[F10_375.B358]" office:value-type="float" office:value="4.9">
            <text:p>4.9</text:p>
          </table:table-cell>
          <table:table-cell table:formula="of:=[S10_370.B22]" office:value-type="float" office:value="4.8">
            <text:p>4.8</text:p>
          </table:table-cell>
          <table:table-cell table:formula="of:=[S10_476.B22]" office:value-type="float" office:value="4.7">
            <text:p>4.7</text:p>
          </table:table-cell>
          <table:table-cell table:formula="of:=[S10_375.B22]" office:value-type="float" office:value="4.8">
            <text:p>4.8</text:p>
          </table:table-cell>
          <table:table-cell table:formula="of:=[F09_480_1.B22]" office:value-type="float" office:value="4.7">
            <text:p>4.7</text:p>
          </table:table-cell>
          <table:table-cell table:formula="of:=[F09_480_2.B22]" office:value-type="float" office:value="4.7">
            <text:p>4.7</text:p>
          </table:table-cell>
          <table:table-cell table:formula="of:=[F09_376_1.B22]" office:value-type="float" office:value="4.7">
            <text:p>4.7</text:p>
          </table:table-cell>
          <table:table-cell table:formula="of:=[F09_376_2.B22]" office:value-type="float" office:value="4.7">
            <text:p>4.7</text:p>
          </table:table-cell>
          <table:table-cell table:formula="of:=([.B21]*[.B$1]+[.C21]*[.C$1]+[.D21]*[.D$1]+[.E21]*[.E$1]+[.F21]*[.F$1]+[.G21]*[.G$1]+[.H21]*[.H$1]+[.I21]*[.I$1]+[.J21]*[.J$1]+[.K21]*[.K$1]+[.L21]*[.L$1]+[.M21]*[.M$1]+[.N21]*[.N$1]+[.O21]*[.O$1]+[.P21]*[.P$1]+[.Q21]*[.Q$1]+[.R21]*[.R$1]+[.S21]*[.S$1]+[.T21]*[.T$1]+[.U21]*[.U$1]+[.V21]*[.V$1]+[.W21]*[.W$1]+[.X21]*[.X$1]+[.Y21]*[.Y$1]+[.Z21]*[.Z$1]+[.AA21]*[.AA$1]+[.AB21]*[.AB$1]+[.AC21]*[.AC$1])/[.AD$1]" office:value-type="float" office:value="4.77560975609756">
            <text:p>4.7756097561</text:p>
          </table:table-cell>
        </table:table-row>
      </table:table>
      <table:table table:name="S13_570" table:style-name="ta1">
        <table:table-column table:style-name="co1" table:number-columns-repeated="5" table:default-cell-style-name="Default"/>
        <table:table-row table:style-name="ro1">
          <table:table-cell office:value-type="string">
            <text:p>Spring 2013</text:p>
          </table:table-cell>
          <table:table-cell office:value-type="string">
            <text:p>FIN 570</text:p>
          </table:table-cell>
          <table:table-cell table:number-columns-repeated="3"/>
        </table:table-row>
        <table:table-row table:style-name="ro1">
          <table:table-cell office:value-type="string">
            <text:p># students 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3">
          <table:table-cell office:value-type="string">
            <text:p>Question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dian</text:p>
          </table:table-cell>
          <table:table-cell office:value-type="string">
            <text:p>Cons: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0.85">
            <text:p>0.85</text:p>
          </table:table-cell>
          <table:table-cell office:value-type="float" office:value="4">
            <text:p>4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3">
            <text:p>4.3</text:p>
          </table:table-cell>
          <table:table-cell office:value-type="float" office:value="0.64">
            <text:p>0.6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3">
            <text:p>4.3</text:p>
          </table:table-cell>
          <table:table-cell office:value-type="float" office:value="0.9">
            <text:p>0.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9">
            <text:p>3.9</text:p>
          </table:table-cell>
          <table:table-cell office:value-type="float" office:value="0.83">
            <text:p>0.8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">
            <text:p>4.4</text:p>
          </table:table-cell>
          <table:table-cell office:value-type="float" office:value="0.67">
            <text:p>0.6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1">
            <text:p>4.1</text:p>
          </table:table-cell>
          <table:table-cell office:value-type="float" office:value="0.79">
            <text:p>0.7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4">
            <text:p>4.4</text:p>
          </table:table-cell>
          <table:table-cell office:value-type="float" office:value="0.59">
            <text:p>0.5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  <table:table-cell office:value-type="float" office:value="0.58">
            <text:p>0.5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2">
            <text:p>4.2</text:p>
          </table:table-cell>
          <table:table-cell office:value-type="float" office:value="0.81">
            <text:p>0.8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2">
            <text:p>4.2</text:p>
          </table:table-cell>
          <table:table-cell office:value-type="float" office:value="0.83">
            <text:p>0.8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  <table:table-cell office:value-type="float" office:value="0.67">
            <text:p>0.6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  <table:table-cell office:value-type="float" office:value="0.54">
            <text:p>0.5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6">
            <text:p>4.6</text:p>
          </table:table-cell>
          <table:table-cell office:value-type="float" office:value="0.66">
            <text:p>0.6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4">
            <text:p>4.4</text:p>
          </table:table-cell>
          <table:table-cell office:value-type="float" office:value="0.66">
            <text:p>0.6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2">
            <text:p>4.2</text:p>
          </table:table-cell>
          <table:table-cell office:value-type="float" office:value="1.01">
            <text:p>1.0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2">
            <text:p>4.2</text:p>
          </table:table-cell>
          <table:table-cell office:value-type="float" office:value="0.93">
            <text:p>0.9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4">
            <text:p>4.4</text:p>
          </table:table-cell>
          <table:table-cell office:value-type="float" office:value="0.73">
            <text:p>0.73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13_476" table:style-name="ta1">
        <table:table-column table:style-name="co1" table:number-columns-repeated="5" table:default-cell-style-name="Default"/>
        <table:table-row table:style-name="ro1">
          <table:table-cell office:value-type="string">
            <text:p>Spring 2013</text:p>
          </table:table-cell>
          <table:table-cell office:value-type="string">
            <text:p>FIN 476</text:p>
          </table:table-cell>
          <table:table-cell table:number-columns-repeated="3"/>
        </table:table-row>
        <table:table-row table:style-name="ro1">
          <table:table-cell office:value-type="string">
            <text:p># students 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3">
          <table:table-cell office:value-type="string">
            <text:p>Question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dian</text:p>
          </table:table-cell>
          <table:table-cell office:value-type="string">
            <text:p>Cons: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7">
            <text:p>4.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7">
            <text:p>4.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4">
            <text:p>4.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4">
            <text:p>4.4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13_480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3</text:p>
          </table:table-cell>
          <table:table-cell office:value-type="string">
            <text:p>FIN 480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">
            <text:p>4.7</text:p>
          </table:table-cell>
        </table:table-row>
      </table:table>
      <table:table table:name="F12_480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2</text:p>
          </table:table-cell>
          <table:table-cell office:value-type="string">
            <text:p>FIN 480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9">
            <text:p>4.9</text:p>
          </table:table-cell>
        </table:table-row>
      </table:table>
      <table:table table:name="F12_376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2</text:p>
          </table:table-cell>
          <table:table-cell office:value-type="string">
            <text:p>FIN 376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</table:table>
      <table:table table:name="F12_375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2</text:p>
          </table:table-cell>
          <table:table-cell office:value-type="string">
            <text:p>FIN 375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</table:table>
      <table:table table:name="S12_480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2</text:p>
          </table:table-cell>
          <table:table-cell office:value-type="string">
            <text:p>FIN 480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">
            <text:p>4.7</text:p>
          </table:table-cell>
        </table:table-row>
      </table:table>
      <table:table table:name="S12_476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2</text:p>
          </table:table-cell>
          <table:table-cell office:value-type="string">
            <text:p>FIN 476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8">
            <text:p>4.8</text:p>
          </table:table-cell>
        </table:table-row>
      </table:table>
      <table:table table:name="S12_370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2</text:p>
          </table:table-cell>
          <table:table-cell office:value-type="string">
            <text:p>FIN 370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9">
            <text:p>4.9</text:p>
          </table:table-cell>
        </table:table-row>
      </table:table>
      <table:table table:name="F11_480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1</text:p>
          </table:table-cell>
          <table:table-cell office:value-type="string">
            <text:p>FIN 480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8">
            <text:p>4.8</text:p>
          </table:table-cell>
        </table:table-row>
      </table:table>
      <table:table table:name="F11_376_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1</text:p>
          </table:table-cell>
          <table:table-cell office:value-type="string">
            <text:p>FIN 376_1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9">
            <text:p>4.9</text:p>
          </table:table-cell>
        </table:table-row>
      </table:table>
      <table:table table:name="F11_376_2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1</text:p>
          </table:table-cell>
          <table:table-cell office:value-type="string">
            <text:p>FIN 376_2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6">
            <text:p>4.6</text:p>
          </table:table-cell>
        </table:table-row>
      </table:table>
      <table:table table:name="F11_375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1</text:p>
          </table:table-cell>
          <table:table-cell office:value-type="string">
            <text:p>FIN 375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8">
            <text:p>4.8</text:p>
          </table:table-cell>
        </table:table-row>
      </table:table>
      <table:table table:name="S11_370_3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1</text:p>
          </table:table-cell>
          <table:table-cell office:value-type="string">
            <text:p>FIN_370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6">
            <text:p>4.6</text:p>
          </table:table-cell>
        </table:table-row>
      </table:table>
      <table:table table:name="S11_476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1</text:p>
          </table:table-cell>
          <table:table-cell office:value-type="string">
            <text:p>FIN_476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9">
            <text:p>4.9</text:p>
          </table:table-cell>
        </table:table-row>
      </table:table>
      <table:table table:name="S11_480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1</text:p>
          </table:table-cell>
          <table:table-cell office:value-type="string">
            <text:p>FIN_480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8">
            <text:p>4.8</text:p>
          </table:table-cell>
        </table:table-row>
      </table:table>
      <table:table table:name="S11_370_2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1</text:p>
          </table:table-cell>
          <table:table-cell office:value-type="string">
            <text:p>FIN 370_2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6">
            <text:p>4.6</text:p>
          </table:table-cell>
        </table:table-row>
      </table:table>
      <table:table table:name="F10_376_2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0</text:p>
          </table:table-cell>
          <table:table-cell office:value-type="string">
            <text:p>FIN_376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Question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8">
            <text:p>4.8</text:p>
          </table:table-cell>
        </table:table-row>
      </table:table>
      <table:table table:name="F10_376_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0</text:p>
          </table:table-cell>
          <table:table-cell office:value-type="string">
            <text:p>FIN_376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Question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9">
            <text:p>4.9</text:p>
          </table:table-cell>
        </table:table-row>
        <table:table-row table:style-name="ro2" table:number-rows-repeated="59">
          <table:table-cell table:number-columns-repeated="2"/>
        </table:table-row>
        <table:table-row table:style-name="ro1" table:number-rows-repeated="2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10_480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0</text:p>
          </table:table-cell>
          <table:table-cell office:value-type="string">
            <text:p>FIN_480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Question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">
            <text:p>4.7</text:p>
          </table:table-cell>
        </table:table-row>
      </table:table>
      <table:table table:name="F10_375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10</text:p>
          </table:table-cell>
          <table:table-cell/>
        </table:table-row>
        <table:table-row table:style-name="ro1">
          <table:table-cell office:value-type="string">
            <text:p># students </text:p>
          </table:table-cell>
          <table:table-cell/>
        </table:table-row>
        <table:table-row table:style-name="ro1">
          <table:table-cell office:value-type="string">
            <text:p>Question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2" table:number-rows-repeated="314">
          <table:table-cell table:number-columns-repeated="2"/>
        </table:table-row>
        <table:table-row table:style-name="ro1">
          <table:table-cell office:value-type="string">
            <text:p>Fall 2010</text:p>
          </table:table-cell>
          <table:table-cell office:value-type="string">
            <text:p>FIN_375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Question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9">
            <text:p>4.9</text:p>
          </table:table-cell>
        </table:table-row>
      </table:table>
      <table:table table:name="S10_370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0</text:p>
          </table:table-cell>
          <table:table-cell office:value-type="string">
            <text:p>FIN 370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8">
            <text:p>4.8</text:p>
          </table:table-cell>
        </table:table-row>
      </table:table>
      <table:table table:name="S10_476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0</text:p>
          </table:table-cell>
          <table:table-cell office:value-type="string">
            <text:p>FIN 476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">
            <text:p>4.7</text:p>
          </table:table-cell>
        </table:table-row>
      </table:table>
      <table:table table:name="S10_375" table:style-name="ta1">
        <table:table-column table:style-name="co1" table:number-columns-repeated="2" table:default-cell-style-name="Default"/>
        <table:table-row table:style-name="ro1">
          <table:table-cell office:value-type="string">
            <text:p>Spring 2010</text:p>
          </table:table-cell>
          <table:table-cell office:value-type="string">
            <text:p>FIN 375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8">
            <text:p>4.8</text:p>
          </table:table-cell>
        </table:table-row>
      </table:table>
      <table:table table:name="F09_480_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09</text:p>
          </table:table-cell>
          <table:table-cell office:value-type="string">
            <text:p>FIN 480_01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">
            <text:p>4.7</text:p>
          </table:table-cell>
        </table:table-row>
      </table:table>
      <table:table table:name="F09_480_2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09</text:p>
          </table:table-cell>
          <table:table-cell office:value-type="string">
            <text:p>FIN 480_02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">
            <text:p>4.7</text:p>
          </table:table-cell>
        </table:table-row>
      </table:table>
      <table:table table:name="F09_376_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09</text:p>
          </table:table-cell>
          <table:table-cell office:value-type="string">
            <text:p>FIN 376 1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">
            <text:p>4.7</text:p>
          </table:table-cell>
        </table:table-row>
      </table:table>
      <table:table table:name="F09_376_2" table:style-name="ta1">
        <table:table-column table:style-name="co1" table:number-columns-repeated="2" table:default-cell-style-name="Default"/>
        <table:table-row table:style-name="ro1">
          <table:table-cell office:value-type="string">
            <text:p>Fall 2009</text:p>
          </table:table-cell>
          <table:table-cell office:value-type="string">
            <text:p>FIN 376 2</text:p>
          </table:table-cell>
        </table:table-row>
        <table:table-row table:style-name="ro1">
          <table:table-cell office:value-type="string">
            <text:p># students 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Question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">
            <text:p>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3T21:24:30</meta:creation-date>
    <dc:date>2013-11-24T19:34:11</dc:date>
    <meta:editing-duration>PT2H10M22S</meta:editing-duration>
    <meta:editing-cycles>19</meta:editing-cycles>
    <meta:generator>LibreOffice/3.5$Linux_X86_64 LibreOffice_project/350m1$Build-2</meta:generator>
    <meta:document-statistic meta:table-count="29" meta:cell-count="1897" meta:object-count="0"/>
  </office:meta>
</office:document-meta>
</file>